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2.6cm"/>
    </style:style>
    <style:style style:name="Table2.B" style:family="table-column">
      <style:table-column-properties style:column-width="3.522cm"/>
    </style:style>
    <style:style style:name="Table2.C" style:family="table-column">
      <style:table-column-properties style:column-width="11.47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49cm" fo:border="none"/>
    </style:style>
    <style:style style:name="Table2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" fo:font-size="11pt" officeooo:paragraph-rsid="00bf3801" style:font-size-asian="11pt" style:font-size-complex="11pt"/>
    </style:style>
    <style:style style:name="P2" style:family="paragraph" style:parent-style-name="Preformatted_20_Text">
      <style:text-properties style:font-name="Liberation Mono"/>
    </style:style>
    <style:style style:name="P3" style:family="paragraph" style:parent-style-name="Preformatted_20_Text">
      <style:text-properties style:font-name="Liberation Mono" fo:font-size="9pt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Liberation Mono" fo:font-size="9pt" officeooo:rsid="00d53ba5" officeooo:paragraph-rsid="00d53ba5" style:font-size-asian="9pt" style:font-size-complex="9pt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Mono" fo:font-size="9pt" officeooo:paragraph-rsid="00ba7ede" style:font-size-asian="9pt" style:font-size-complex="9pt"/>
    </style:style>
    <style:style style:name="P6" style:family="paragraph" style:parent-style-name="Text_20_body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Liberation Mono" officeooo:paragraph-rsid="00b99f6a"/>
    </style:style>
    <style:style style:name="P8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9" style:family="paragraph" style:parent-style-name="Table_20_Contents">
      <style:text-properties style:font-name="Liberation Sans1" fo:font-size="10pt" officeooo:rsid="00174d15" officeooo:paragraph-rsid="00174d15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174d15" officeooo:paragraph-rsid="00174d15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6990d5" officeooo:paragraph-rsid="006990d5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6990d5" officeooo:paragraph-rsid="0114fa34" style:font-size-asian="10pt" style:font-size-complex="10pt"/>
    </style:style>
    <style:style style:name="P13" style:family="paragraph" style:parent-style-name="Text_20_body">
      <style:text-properties style:font-name="Liberation Sans1" fo:font-size="11pt" officeooo:rsid="000b0e86" officeooo:paragraph-rsid="00f7a045" style:font-size-asian="11pt" style:font-size-complex="11pt"/>
    </style:style>
    <style:style style:name="P14" style:family="paragraph" style:parent-style-name="Text_20_body">
      <style:text-properties style:font-name="Liberation Sans1" fo:font-size="11pt" officeooo:rsid="000b0e86" officeooo:paragraph-rsid="010dae48" style:font-size-asian="11pt" style:font-size-complex="11pt"/>
    </style:style>
    <style:style style:name="P15" style:family="paragraph" style:parent-style-name="Text_20_body">
      <style:text-properties style:font-name="Liberation Sans1" fo:font-size="11pt" officeooo:rsid="000b0e86" officeooo:paragraph-rsid="0120ac9d" style:font-size-asian="11pt" style:font-size-complex="11pt"/>
    </style:style>
    <style:style style:name="P16" style:family="paragraph" style:parent-style-name="Text_20_body">
      <style:text-properties style:font-name="Liberation Sans1" fo:font-size="11pt" officeooo:rsid="000d0c5d" officeooo:paragraph-rsid="0095ee6a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1" fo:font-size="11pt" officeooo:paragraph-rsid="00ba7ede" style:font-size-asian="11pt" style:font-size-complex="11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ans1" fo:font-size="11pt" fo:font-weight="normal" officeooo:rsid="004cebea" officeooo:paragraph-rsid="004cebea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officeooo:paragraph-rsid="006990d5"/>
    </style:style>
    <style:style style:name="P20" style:family="paragraph" style:parent-style-name="Table_20_Contents">
      <style:text-properties fo:color="#808080" loext:opacity="100%" style:font-name="Liberation Mono" fo:font-size="9pt" officeooo:rsid="010c8a14" officeooo:paragraph-rsid="010c8a14" style:font-size-asian="9pt" style:font-size-complex="9pt"/>
    </style:style>
    <style:style style:name="P21" style:family="paragraph" style:parent-style-name="Text_20_body">
      <style:text-properties fo:color="#808080" loext:opacity="100%" style:font-name="Liberation Sans1" fo:font-size="14pt" fo:font-weight="normal" officeooo:rsid="0018f814" officeooo:paragraph-rsid="010dae48" style:font-name-asian="Songti SC" style:font-size-asian="14pt" style:font-weight-asian="normal" style:font-name-complex="Arial Unicode MS" style:font-size-complex="14pt" style:font-weight-complex="normal"/>
    </style:style>
    <style:style style:name="P22" style:family="paragraph" style:parent-style-name="Heading_20_2">
      <style:text-properties fo:color="#808080" loext:opacity="100%" style:font-name="Liberation Sans1" fo:font-size="14pt" fo:font-weight="normal" officeooo:rsid="0018f814" officeooo:paragraph-rsid="010dae48" style:font-name-asian="Songti SC" style:font-size-asian="14pt" style:font-weight-asian="normal" style:font-name-complex="Arial Unicode MS" style:font-size-complex="14pt" style:font-weight-complex="normal"/>
    </style:style>
    <style:style style:name="P23" style:family="paragraph" style:parent-style-name="Heading_20_2">
      <style:text-properties fo:color="#808080" loext:opacity="100%" style:font-name="Liberation Sans1" fo:font-size="14pt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P24" style:family="paragraph" style:parent-style-name="Heading_20_2">
      <style:text-properties fo:color="#808080" loext:opacity="100%" style:font-name="Liberation Sans1" fo:font-size="14pt" fo:font-weight="normal" officeooo:rsid="0018f814" officeooo:paragraph-rsid="00b99f6a" style:font-name-asian="Songti SC" style:font-size-asian="14pt" style:font-weight-asian="normal" style:font-name-complex="Arial Unicode MS" style:font-size-complex="14pt" style:font-weight-complex="normal"/>
    </style:style>
    <style:style style:name="P25" style:family="paragraph" style:parent-style-name="Preformatted_20_Text">
      <style:paragraph-properties fo:margin-top="0cm" fo:margin-bottom="0.499cm" style:contextual-spacing="false"/>
      <style:text-properties fo:color="#808080" loext:opacity="100%" style:font-name="Liberation Sans1" fo:font-size="14pt" fo:font-weight="normal" officeooo:rsid="0018f814" officeooo:paragraph-rsid="00b99f6a" style:font-name-asian="Songti SC" style:font-size-asian="14pt" style:font-weight-asian="normal" style:font-name-complex="Arial Unicode MS" style:font-size-complex="14pt" style:font-weight-complex="normal"/>
    </style:style>
    <style:style style:name="P26" style:family="paragraph" style:parent-style-name="Heading_20_2">
      <style:text-properties fo:color="#80808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text-properties officeooo:rsid="00102428" officeooo:paragraph-rsid="00102428"/>
    </style:style>
    <style:style style:name="P28" style:family="paragraph" style:parent-style-name="Text_20_body">
      <style:text-properties officeooo:paragraph-rsid="00830d50"/>
    </style:style>
    <style:style style:name="P29" style:family="paragraph" style:parent-style-name="Text_20_body">
      <style:text-properties officeooo:paragraph-rsid="00ac5da6"/>
    </style:style>
    <style:style style:name="P30" style:family="paragraph" style:parent-style-name="Text_20_body">
      <style:text-properties officeooo:paragraph-rsid="00ccca83"/>
    </style:style>
    <style:style style:name="P31" style:family="paragraph" style:parent-style-name="Text_20_body">
      <style:text-properties officeooo:paragraph-rsid="008f9ec1"/>
    </style:style>
    <style:style style:name="P32" style:family="paragraph" style:parent-style-name="Text_20_body">
      <style:text-properties officeooo:paragraph-rsid="0061f6c9"/>
    </style:style>
    <style:style style:name="P33" style:family="paragraph" style:parent-style-name="Text_20_body">
      <style:text-properties officeooo:paragraph-rsid="00b8839e"/>
    </style:style>
    <style:style style:name="P34" style:family="paragraph" style:parent-style-name="Text_20_body">
      <style:text-properties officeooo:rsid="00e633ad" officeooo:paragraph-rsid="00e633ad"/>
    </style:style>
    <style:style style:name="P35" style:family="paragraph" style:parent-style-name="Text_20_body">
      <style:text-properties officeooo:paragraph-rsid="010dae48"/>
    </style:style>
    <style:style style:name="P36" style:family="paragraph" style:parent-style-name="Text_20_body">
      <style:text-properties officeooo:paragraph-rsid="01112a93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8" style:family="paragraph" style:parent-style-name="Heading_20_2">
      <style:text-properties fo:font-size="14pt" style:font-size-asian="14pt" style:font-size-complex="14pt"/>
    </style:style>
    <style:style style:name="P39" style:family="paragraph" style:parent-style-name="Heading_20_3">
      <style:text-properties officeooo:rsid="00d53ba5" officeooo:paragraph-rsid="00d53ba5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Heading"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style:use-window-font-color="true" loext:opacity="0%" style:font-name="Liberation Sans1" fo:font-size="11pt" officeooo:paragraph-rsid="00ea0647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990d5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808080" loext:opacity="100%" fo:font-size="9pt" officeooo:rsid="0016ed69" style:font-size-asian="9pt" style:font-size-complex="9pt"/>
    </style:style>
    <style:style style:name="T5" style:family="text">
      <style:text-properties fo:color="#808080" loext:opacity="100%" fo:font-size="9pt" officeooo:rsid="011cf015" style:font-size-asian="9pt" style:font-size-complex="9pt"/>
    </style:style>
    <style:style style:name="T6" style:family="text">
      <style:text-properties fo:color="#808080" loext:opacity="100%" fo:font-size="9pt" officeooo:rsid="006990d5" style:font-size-asian="9pt" style:font-size-complex="9pt"/>
    </style:style>
    <style:style style:name="T7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T8" style:family="text">
      <style:text-properties fo:color="#808080" loext:opacity="100%" style:font-name="Liberation Mono" fo:font-size="11pt" fo:font-weight="bold" officeooo:rsid="00802291" style:font-size-asian="11pt" style:font-weight-asian="bold" style:font-size-complex="11pt" style:font-weight-complex="bold"/>
    </style:style>
    <style:style style:name="T9" style:family="text">
      <style:text-properties fo:color="#808080" loext:opacity="100%" style:font-name="Liberation Mono" fo:font-size="11pt" fo:font-weight="bold" officeooo:rsid="00b8839e" style:font-size-asian="11pt" style:font-weight-asian="bold" style:font-size-complex="11pt" style:font-weight-complex="bold"/>
    </style:style>
    <style:style style:name="T10" style:family="text">
      <style:text-properties fo:color="#808080" loext:opacity="100%" style:font-name="Liberation Mono" fo:font-weight="bold" officeooo:rsid="00efc20a" style:font-name-asian="Liberation Mono1" style:font-weight-asian="bold" style:font-name-complex="Liberation Mono1" style:font-weight-complex="bold"/>
    </style:style>
    <style:style style:name="T11" style:family="text">
      <style:text-properties fo:color="#808080" loext:opacity="100%" style:font-name="Liberation Mono" fo:font-weight="bold" style:font-weight-asian="bold" style:font-weight-complex="bold"/>
    </style:style>
    <style:style style:name="T12" style:family="text">
      <style:text-properties fo:color="#808080" loext:opacity="100%" style:font-name="Liberation Mono" fo:font-style="normal" fo:font-weight="bold" officeooo:rsid="00f8133b" style:font-style-asian="normal" style:font-weight-asian="bold" style:font-style-complex="normal" style:font-weight-complex="bold"/>
    </style:style>
    <style:style style:name="T13" style:family="text">
      <style:text-properties fo:color="#808080" loext:opacity="100%" style:font-name="Liberation Sans1" fo:font-size="14pt" fo:font-weight="normal" officeooo:rsid="0085b22e" style:font-name-asian="Songti SC" style:font-size-asian="14pt" style:font-weight-asian="normal" style:font-name-complex="Arial Unicode MS" style:font-size-complex="14pt" style:font-weight-complex="normal"/>
    </style:style>
    <style:style style:name="T14" style:family="text">
      <style:text-properties fo:color="#808080" loext:opacity="100%" style:font-name="Liberation Sans1" fo:font-size="14pt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T15" style:family="text">
      <style:text-properties fo:color="#808080" loext:opacity="100%" style:font-name="Liberation Sans1" fo:font-size="14pt" fo:font-weight="normal" officeooo:rsid="00d53ba5" style:font-name-asian="Songti SC" style:font-size-asian="14pt" style:font-weight-asian="normal" style:font-name-complex="Arial Unicode MS" style:font-size-complex="14pt" style:font-weight-complex="normal"/>
    </style:style>
    <style:style style:name="T16" style:family="text">
      <style:text-properties fo:color="#808080" loext:opacity="100%" style:font-name="Liberation Sans1" fo:font-size="14pt" fo:font-weight="normal" officeooo:rsid="010dae48" style:font-name-asian="Songti SC" style:font-size-asian="14pt" style:font-weight-asian="normal" style:font-name-complex="Arial Unicode MS" style:font-size-complex="14pt" style:font-weight-complex="normal"/>
    </style:style>
    <style:style style:name="T17" style:family="text">
      <style:text-properties fo:color="#000000" loext:opacity="100%" style:font-name="Liberation Sans1" fo:font-size="10pt" officeooo:rsid="0016ed69" style:font-size-asian="10pt" style:font-size-complex="10pt"/>
    </style:style>
    <style:style style:name="T18" style:family="text">
      <style:text-properties fo:color="#0000ff" loext:opacity="100%" style:font-name="Liberation Sans1" fo:font-size="10pt" fo:font-weight="bold" officeooo:rsid="0016ed69" style:font-size-asian="10pt" style:font-weight-asian="bold" style:font-size-complex="10pt" style:font-weight-complex="bold"/>
    </style:style>
    <style:style style:name="T19" style:family="text">
      <style:text-properties fo:color="#0000ff" loext:opacity="100%" style:font-name="Liberation Sans1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color="#0000ff" loext:opacity="100%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eb537" style:font-style-asian="italic" style:font-style-complex="italic"/>
    </style:style>
    <style:style style:name="T23" style:family="text">
      <style:text-properties fo:font-style="italic" officeooo:rsid="00236e14" style:font-style-asian="italic" style:font-style-complex="italic"/>
    </style:style>
    <style:style style:name="T24" style:family="text">
      <style:text-properties fo:font-style="italic" officeooo:rsid="0117fe5b" style:font-style-asian="italic" style:font-style-complex="italic"/>
    </style:style>
    <style:style style:name="T25" style:family="text">
      <style:text-properties style:font-name="Liberation Mono" fo:font-size="11pt" style:font-size-asian="11pt" style:font-size-complex="11pt"/>
    </style:style>
    <style:style style:name="T26" style:family="text">
      <style:text-properties style:font-name="Liberation Mono" fo:font-size="11pt" officeooo:rsid="000b0e86" style:font-size-asian="11pt" style:font-size-complex="11pt"/>
    </style:style>
    <style:style style:name="T27" style:family="text">
      <style:text-properties style:font-name="Liberation Mono" fo:font-size="11pt" officeooo:rsid="0016ed69" style:font-size-asian="11pt" style:font-size-complex="11pt"/>
    </style:style>
    <style:style style:name="T28" style:family="text">
      <style:text-properties style:font-name="Liberation Mono" fo:font-size="11pt" officeooo:rsid="00236e14" style:font-size-asian="11pt" style:font-size-complex="11pt"/>
    </style:style>
    <style:style style:name="T29" style:family="text">
      <style:text-properties style:font-name="Liberation Mono" fo:font-size="11pt" officeooo:rsid="002aa532" style:font-size-asian="11pt" style:font-size-complex="11pt"/>
    </style:style>
    <style:style style:name="T30" style:family="text">
      <style:text-properties style:font-name="Liberation Mono" fo:font-size="11pt" officeooo:rsid="002e2470" style:font-size-asian="11pt" style:font-size-complex="11pt"/>
    </style:style>
    <style:style style:name="T31" style:family="text">
      <style:text-properties style:font-name="Liberation Mono" fo:font-size="11pt" officeooo:rsid="000eb537" style:font-size-asian="11pt" style:font-size-complex="11pt"/>
    </style:style>
    <style:style style:name="T32" style:family="text">
      <style:text-properties style:font-name="Liberation Mono" fo:font-size="11pt" officeooo:rsid="00b71d2a" style:font-size-asian="11pt" style:font-size-complex="11pt"/>
    </style:style>
    <style:style style:name="T33" style:family="text">
      <style:text-properties style:font-name="Liberation Mono" fo:font-size="11pt" officeooo:rsid="0013a837" style:font-size-asian="11pt" style:font-size-complex="11pt"/>
    </style:style>
    <style:style style:name="T34" style:family="text">
      <style:text-properties style:font-name="Liberation Mono" fo:font-size="11pt" officeooo:rsid="00b77704" style:font-size-asian="11pt" style:font-size-complex="11pt"/>
    </style:style>
    <style:style style:name="T35" style:family="text">
      <style:text-properties style:font-name="Liberation Mono" fo:font-size="11pt" officeooo:rsid="00102428" style:font-size-asian="11pt" style:font-size-complex="11pt"/>
    </style:style>
    <style:style style:name="T36" style:family="text">
      <style:text-properties style:font-name="Liberation Mono" fo:font-size="11pt" officeooo:rsid="00acfa86" style:font-size-asian="11pt" style:font-size-complex="11pt"/>
    </style:style>
    <style:style style:name="T37" style:family="text">
      <style:text-properties style:font-name="Liberation Mono" fo:font-size="11pt" officeooo:rsid="00802291" style:font-size-asian="11pt" style:font-size-complex="11pt"/>
    </style:style>
    <style:style style:name="T38" style:family="text">
      <style:text-properties style:font-name="Liberation Mono" fo:font-size="11pt" officeooo:rsid="00ac5da6" style:font-size-asian="11pt" style:font-size-complex="11pt"/>
    </style:style>
    <style:style style:name="T39" style:family="text">
      <style:text-properties style:font-name="Liberation Mono" fo:font-size="11pt" officeooo:rsid="00c7fff0" style:font-size-asian="11pt" style:font-size-complex="11pt"/>
    </style:style>
    <style:style style:name="T40" style:family="text">
      <style:text-properties style:font-name="Liberation Mono" fo:font-size="11pt" officeooo:rsid="009b0e08" style:font-name-asian="Liberation Mono1" style:font-size-asian="11pt" style:font-name-complex="Liberation Mono1" style:font-size-complex="11pt"/>
    </style:style>
    <style:style style:name="T41" style:family="text">
      <style:text-properties style:font-name="Liberation Mono" fo:font-size="11pt" fo:font-style="normal" fo:font-weight="bold" officeooo:rsid="00c6a7bc" style:font-size-asian="11pt" style:font-style-asian="normal" style:font-weight-asian="bold" style:font-weight-complex="bold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language="es" fo:country="ES"/>
    </style:style>
    <style:style style:name="T44" style:family="text">
      <style:text-properties style:font-name="Liberation Mono" fo:font-weight="normal" style:font-weight-asian="normal" style:font-weight-complex="normal"/>
    </style:style>
    <style:style style:name="T45" style:family="text">
      <style:text-properties style:font-name="Liberation Mono" fo:font-weight="normal" officeooo:rsid="00d53ba5" style:font-weight-asian="normal" style:font-weight-complex="normal"/>
    </style:style>
    <style:style style:name="T46" style:family="text">
      <style:text-properties style:font-name="Liberation Mono" fo:font-weight="normal" officeooo:rsid="00e363af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0eb537" style:font-style-asian="normal" style:font-style-complex="normal"/>
    </style:style>
    <style:style style:name="T49" style:family="text">
      <style:text-properties fo:font-style="normal" officeooo:rsid="0018fa85" style:font-style-asian="normal" style:font-style-complex="normal"/>
    </style:style>
    <style:style style:name="T50" style:family="text">
      <style:text-properties fo:font-style="normal" officeooo:rsid="00236e14" style:font-style-asian="normal" style:font-style-complex="normal"/>
    </style:style>
    <style:style style:name="T51" style:family="text">
      <style:text-properties fo:font-style="normal" officeooo:rsid="0027e5c8" style:font-style-asian="normal" style:font-style-complex="normal"/>
    </style:style>
    <style:style style:name="T52" style:family="text">
      <style:text-properties fo:font-style="normal" officeooo:rsid="000dcd2c" style:font-style-asian="normal" style:font-style-complex="normal"/>
    </style:style>
    <style:style style:name="T53" style:family="text">
      <style:text-properties fo:font-style="normal" officeooo:rsid="01198cc4" style:font-style-asian="normal" style:font-style-complex="normal"/>
    </style:style>
    <style:style style:name="T54" style:family="text">
      <style:text-properties fo:font-style="normal" officeooo:rsid="011c86cd" style:font-style-asian="normal" style:font-style-complex="normal"/>
    </style:style>
    <style:style style:name="T55" style:family="text">
      <style:text-properties style:font-name="Liberation Sans1" fo:font-size="11pt" style:font-size-asian="11pt" style:font-size-complex="11pt"/>
    </style:style>
    <style:style style:name="T56" style:family="text">
      <style:text-properties style:font-name="Liberation Sans1" fo:font-size="11pt" officeooo:rsid="000b0e86" style:font-size-asian="11pt" style:font-size-complex="11pt"/>
    </style:style>
    <style:style style:name="T57" style:family="text">
      <style:text-properties style:font-name="Liberation Sans1" fo:font-size="11pt" officeooo:rsid="0016fe59" style:font-size-asian="11pt" style:font-size-complex="11pt"/>
    </style:style>
    <style:style style:name="T58" style:family="text">
      <style:text-properties style:font-name="Liberation Sans1" fo:font-size="11pt" officeooo:rsid="00236e14" style:font-size-asian="11pt" style:font-size-complex="11pt"/>
    </style:style>
    <style:style style:name="T59" style:family="text">
      <style:text-properties style:font-name="Liberation Sans1" fo:font-size="11pt" officeooo:rsid="0023ae37" style:font-size-asian="11pt" style:font-size-complex="11pt"/>
    </style:style>
    <style:style style:name="T60" style:family="text">
      <style:text-properties style:font-name="Liberation Sans1" fo:font-size="11pt" officeooo:rsid="0027e5c8" style:font-size-asian="11pt" style:font-size-complex="11pt"/>
    </style:style>
    <style:style style:name="T61" style:family="text">
      <style:text-properties style:font-name="Liberation Sans1" fo:font-size="11pt" officeooo:rsid="002aa532" style:font-size-asian="11pt" style:font-size-complex="11pt"/>
    </style:style>
    <style:style style:name="T62" style:family="text">
      <style:text-properties style:font-name="Liberation Sans1" fo:font-size="11pt" officeooo:rsid="00337747" style:font-size-asian="11pt" style:font-size-complex="11pt"/>
    </style:style>
    <style:style style:name="T63" style:family="text">
      <style:text-properties style:font-name="Liberation Sans1" fo:font-size="11pt" officeooo:rsid="00291f04" style:font-size-asian="11pt" style:font-size-complex="11pt"/>
    </style:style>
    <style:style style:name="T64" style:family="text">
      <style:text-properties style:font-name="Liberation Sans1" fo:font-size="11pt" officeooo:rsid="00396141" style:font-size-asian="11pt" style:font-size-complex="11pt"/>
    </style:style>
    <style:style style:name="T65" style:family="text">
      <style:text-properties style:font-name="Liberation Sans1" fo:font-size="11pt" officeooo:rsid="0025dc41" style:font-size-asian="11pt" style:font-size-complex="11pt"/>
    </style:style>
    <style:style style:name="T66" style:family="text">
      <style:text-properties style:font-name="Liberation Sans1" fo:font-size="11pt" officeooo:rsid="0039dd11" style:font-size-asian="11pt" style:font-size-complex="11pt"/>
    </style:style>
    <style:style style:name="T67" style:family="text">
      <style:text-properties style:font-name="Liberation Sans1" fo:font-size="11pt" officeooo:rsid="003b20ab" style:font-size-asian="11pt" style:font-size-complex="11pt"/>
    </style:style>
    <style:style style:name="T68" style:family="text">
      <style:text-properties style:font-name="Liberation Sans1" fo:font-size="11pt" officeooo:rsid="0038b14d" style:font-size-asian="11pt" style:font-size-complex="11pt"/>
    </style:style>
    <style:style style:name="T69" style:family="text">
      <style:text-properties style:font-name="Liberation Sans1" fo:font-size="11pt" officeooo:rsid="003b674c" style:font-size-asian="11pt" style:font-size-complex="11pt"/>
    </style:style>
    <style:style style:name="T70" style:family="text">
      <style:text-properties style:font-name="Liberation Sans1" fo:font-size="11pt" officeooo:rsid="004798f7" style:font-size-asian="11pt" style:font-size-complex="11pt"/>
    </style:style>
    <style:style style:name="T71" style:family="text">
      <style:text-properties style:font-name="Liberation Sans1" fo:font-size="11pt" officeooo:rsid="004c46f0" style:font-size-asian="11pt" style:font-size-complex="11pt"/>
    </style:style>
    <style:style style:name="T72" style:family="text">
      <style:text-properties style:font-name="Liberation Sans1" fo:font-size="11pt" officeooo:rsid="00534112" style:font-size-asian="11pt" style:font-size-complex="11pt"/>
    </style:style>
    <style:style style:name="T73" style:family="text">
      <style:text-properties style:font-name="Liberation Sans1" fo:font-size="11pt" officeooo:rsid="0054ef01" style:font-size-asian="11pt" style:font-size-complex="11pt"/>
    </style:style>
    <style:style style:name="T74" style:family="text">
      <style:text-properties style:font-name="Liberation Sans1" fo:font-size="11pt" officeooo:rsid="0058f545" style:font-size-asian="11pt" style:font-size-complex="11pt"/>
    </style:style>
    <style:style style:name="T75" style:family="text">
      <style:text-properties style:font-name="Liberation Sans1" fo:font-size="11pt" officeooo:rsid="0059f8f7" style:font-size-asian="11pt" style:font-size-complex="11pt"/>
    </style:style>
    <style:style style:name="T76" style:family="text">
      <style:text-properties style:font-name="Liberation Sans1" fo:font-size="11pt" officeooo:rsid="006f1d7a" style:font-size-asian="11pt" style:font-size-complex="11pt"/>
    </style:style>
    <style:style style:name="T77" style:family="text">
      <style:text-properties style:font-name="Liberation Sans1" fo:font-size="11pt" officeooo:rsid="000eb537" style:font-size-asian="11pt" style:font-size-complex="11pt"/>
    </style:style>
    <style:style style:name="T78" style:family="text">
      <style:text-properties style:font-name="Liberation Sans1" fo:font-size="11pt" officeooo:rsid="007db8dc" style:font-size-asian="11pt" style:font-size-complex="11pt"/>
    </style:style>
    <style:style style:name="T79" style:family="text">
      <style:text-properties style:font-name="Liberation Sans1" fo:font-size="11pt" officeooo:rsid="00802291" style:font-size-asian="11pt" style:font-size-complex="11pt"/>
    </style:style>
    <style:style style:name="T80" style:family="text">
      <style:text-properties style:font-name="Liberation Sans1" fo:font-size="11pt" officeooo:rsid="00827b46" style:font-size-asian="11pt" style:font-size-complex="11pt"/>
    </style:style>
    <style:style style:name="T81" style:family="text">
      <style:text-properties style:font-name="Liberation Sans1" fo:font-size="11pt" officeooo:rsid="00830d50" style:font-size-asian="11pt" style:font-size-complex="11pt"/>
    </style:style>
    <style:style style:name="T82" style:family="text">
      <style:text-properties style:font-name="Liberation Sans1" fo:font-size="11pt" officeooo:rsid="008a1a8a" style:font-size-asian="11pt" style:font-size-complex="11pt"/>
    </style:style>
    <style:style style:name="T83" style:family="text">
      <style:text-properties style:font-name="Liberation Sans1" fo:font-size="11pt" officeooo:rsid="0097519f" style:font-size-asian="11pt" style:font-size-complex="11pt"/>
    </style:style>
    <style:style style:name="T84" style:family="text">
      <style:text-properties style:font-name="Liberation Sans1" fo:font-size="11pt" officeooo:rsid="00984dd3" style:font-size-asian="11pt" style:font-size-complex="11pt"/>
    </style:style>
    <style:style style:name="T85" style:family="text">
      <style:text-properties style:font-name="Liberation Sans1" fo:font-size="11pt" officeooo:rsid="0098ed7d" style:font-size-asian="11pt" style:font-size-complex="11pt"/>
    </style:style>
    <style:style style:name="T86" style:family="text">
      <style:text-properties style:font-name="Liberation Sans1" fo:font-size="11pt" officeooo:rsid="009a1c4d" style:font-size-asian="11pt" style:font-size-complex="11pt"/>
    </style:style>
    <style:style style:name="T87" style:family="text">
      <style:text-properties style:font-name="Liberation Sans1" fo:font-size="11pt" officeooo:rsid="00b71d2a" style:font-size-asian="11pt" style:font-size-complex="11pt"/>
    </style:style>
    <style:style style:name="T88" style:family="text">
      <style:text-properties style:font-name="Liberation Sans1" fo:font-size="11pt" officeooo:rsid="00b77704" style:font-size-asian="11pt" style:font-size-complex="11pt"/>
    </style:style>
    <style:style style:name="T89" style:family="text">
      <style:text-properties style:font-name="Liberation Sans1" fo:font-size="11pt" officeooo:rsid="00bc215d" style:font-size-asian="11pt" style:font-size-complex="11pt"/>
    </style:style>
    <style:style style:name="T90" style:family="text">
      <style:text-properties style:font-name="Liberation Sans1" fo:font-size="11pt" officeooo:rsid="0016ed69" style:font-size-asian="11pt" style:font-size-complex="11pt"/>
    </style:style>
    <style:style style:name="T91" style:family="text">
      <style:text-properties style:font-name="Liberation Sans1" fo:font-size="11pt" officeooo:rsid="0085b22e" style:font-size-asian="11pt" style:font-size-complex="11pt"/>
    </style:style>
    <style:style style:name="T92" style:family="text">
      <style:text-properties style:font-name="Liberation Sans1" fo:font-size="11pt" officeooo:rsid="00b8839e" style:font-size-asian="11pt" style:font-size-complex="11pt"/>
    </style:style>
    <style:style style:name="T93" style:family="text">
      <style:text-properties style:font-name="Liberation Sans1" fo:font-size="11pt" officeooo:rsid="00bad151" style:font-size-asian="11pt" style:font-size-complex="11pt"/>
    </style:style>
    <style:style style:name="T94" style:family="text">
      <style:text-properties style:font-name="Liberation Sans1" fo:font-size="11pt" officeooo:rsid="00102428" style:font-size-asian="11pt" style:font-size-complex="11pt"/>
    </style:style>
    <style:style style:name="T95" style:family="text">
      <style:text-properties style:font-name="Liberation Sans1" fo:font-size="11pt" officeooo:rsid="0013a837" style:font-size-asian="11pt" style:font-size-complex="11pt"/>
    </style:style>
    <style:style style:name="T96" style:family="text">
      <style:text-properties style:font-name="Liberation Sans1" fo:font-size="11pt" officeooo:rsid="00acfa86" style:font-size-asian="11pt" style:font-size-complex="11pt"/>
    </style:style>
    <style:style style:name="T97" style:family="text">
      <style:text-properties style:font-name="Liberation Sans1" fo:font-size="11pt" officeooo:rsid="00ae4172" style:font-size-asian="11pt" style:font-size-complex="11pt"/>
    </style:style>
    <style:style style:name="T98" style:family="text">
      <style:text-properties style:font-name="Liberation Sans1" fo:font-size="11pt" officeooo:rsid="00b0f9d4" style:font-size-asian="11pt" style:font-size-complex="11pt"/>
    </style:style>
    <style:style style:name="T99" style:family="text">
      <style:text-properties style:font-name="Liberation Sans1" fo:font-size="11pt" officeooo:rsid="00b113cc" style:font-size-asian="11pt" style:font-size-complex="11pt"/>
    </style:style>
    <style:style style:name="T100" style:family="text">
      <style:text-properties style:font-name="Liberation Sans1" fo:font-size="11pt" officeooo:rsid="00b51005" style:font-size-asian="11pt" style:font-size-complex="11pt"/>
    </style:style>
    <style:style style:name="T101" style:family="text">
      <style:text-properties style:font-name="Liberation Sans1" fo:font-size="11pt" officeooo:rsid="00b3c977" style:font-size-asian="11pt" style:font-size-complex="11pt"/>
    </style:style>
    <style:style style:name="T102" style:family="text">
      <style:text-properties style:font-name="Liberation Sans1" fo:font-size="11pt" officeooo:rsid="00b561bb" style:font-size-asian="11pt" style:font-size-complex="11pt"/>
    </style:style>
    <style:style style:name="T103" style:family="text">
      <style:text-properties style:font-name="Liberation Sans1" fo:font-size="11pt" officeooo:rsid="00b58123" style:font-size-asian="11pt" style:font-size-complex="11pt"/>
    </style:style>
    <style:style style:name="T104" style:family="text">
      <style:text-properties style:font-name="Liberation Sans1" fo:font-size="11pt" officeooo:rsid="00ac5da6" style:font-size-asian="11pt" style:font-size-complex="11pt"/>
    </style:style>
    <style:style style:name="T105" style:family="text">
      <style:text-properties style:font-name="Liberation Sans1" fo:font-size="11pt" officeooo:rsid="009f3ff5" style:font-size-asian="11pt" style:font-size-complex="11pt"/>
    </style:style>
    <style:style style:name="T106" style:family="text">
      <style:text-properties style:font-name="Liberation Sans1" fo:font-size="11pt" officeooo:rsid="00c7fff0" style:font-size-asian="11pt" style:font-size-complex="11pt"/>
    </style:style>
    <style:style style:name="T107" style:family="text">
      <style:text-properties style:font-name="Liberation Sans1" fo:font-size="11pt" officeooo:rsid="00a10bb2" style:font-size-asian="11pt" style:font-size-complex="11pt"/>
    </style:style>
    <style:style style:name="T108" style:family="text">
      <style:text-properties style:font-name="Liberation Sans1" fo:font-size="11pt" officeooo:rsid="00a7f29f" style:font-size-asian="11pt" style:font-size-complex="11pt"/>
    </style:style>
    <style:style style:name="T109" style:family="text">
      <style:text-properties style:font-name="Liberation Sans1" fo:font-size="11pt" officeooo:rsid="00ac8256" style:font-size-asian="11pt" style:font-size-complex="11pt"/>
    </style:style>
    <style:style style:name="T110" style:family="text">
      <style:text-properties style:font-name="Liberation Sans1" fo:font-size="11pt" officeooo:rsid="00ccca83" style:font-size-asian="11pt" style:font-size-complex="11pt"/>
    </style:style>
    <style:style style:name="T111" style:family="text">
      <style:text-properties style:font-name="Liberation Sans1" fo:font-size="11pt" officeooo:rsid="00909c89" style:font-size-asian="11pt" style:font-size-complex="11pt"/>
    </style:style>
    <style:style style:name="T112" style:family="text">
      <style:text-properties style:font-name="Liberation Sans1" fo:font-size="11pt" officeooo:rsid="008f9ec1" style:font-size-asian="11pt" style:font-size-complex="11pt"/>
    </style:style>
    <style:style style:name="T113" style:family="text">
      <style:text-properties style:font-name="Liberation Sans1" fo:font-size="11pt" officeooo:rsid="00922a80" style:font-size-asian="11pt" style:font-size-complex="11pt"/>
    </style:style>
    <style:style style:name="T114" style:family="text">
      <style:text-properties style:font-name="Liberation Sans1" fo:font-size="11pt" officeooo:rsid="006b2bee" style:font-size-asian="11pt" style:font-size-complex="11pt"/>
    </style:style>
    <style:style style:name="T115" style:family="text">
      <style:text-properties style:font-name="Liberation Sans1" fo:font-size="11pt" officeooo:rsid="00955fa4" style:font-size-asian="11pt" style:font-size-complex="11pt"/>
    </style:style>
    <style:style style:name="T116" style:family="text">
      <style:text-properties style:font-name="Liberation Sans1" fo:font-size="11pt" officeooo:rsid="00909be9" style:font-size-asian="11pt" style:font-size-complex="11pt"/>
    </style:style>
    <style:style style:name="T117" style:family="text">
      <style:text-properties style:font-name="Liberation Sans1" fo:font-size="11pt" officeooo:rsid="00c96141" style:font-size-asian="11pt" style:font-size-complex="11pt"/>
    </style:style>
    <style:style style:name="T118" style:family="text">
      <style:text-properties style:font-name="Liberation Sans1" fo:font-size="11pt" officeooo:rsid="0091f4ce" style:font-size-asian="11pt" style:font-size-complex="11pt"/>
    </style:style>
    <style:style style:name="T119" style:family="text">
      <style:text-properties style:font-name="Liberation Sans1" fo:font-size="11pt" officeooo:rsid="006db9a2" style:font-size-asian="11pt" style:font-size-complex="11pt"/>
    </style:style>
    <style:style style:name="T120" style:family="text">
      <style:text-properties style:font-name="Liberation Sans1" fo:font-size="11pt" officeooo:rsid="0079451b" style:font-size-asian="11pt" style:font-size-complex="11pt"/>
    </style:style>
    <style:style style:name="T121" style:family="text">
      <style:text-properties style:font-name="Liberation Sans1" fo:font-size="11pt" officeooo:rsid="00633c5d" style:font-size-asian="11pt" style:font-size-complex="11pt"/>
    </style:style>
    <style:style style:name="T122" style:family="text">
      <style:text-properties style:font-name="Liberation Sans1" fo:font-size="11pt" officeooo:rsid="00436362" style:font-size-asian="11pt" style:font-size-complex="11pt"/>
    </style:style>
    <style:style style:name="T123" style:family="text">
      <style:text-properties style:font-name="Liberation Sans1" fo:font-size="11pt" officeooo:rsid="001a2fbb" style:font-size-asian="11pt" style:font-size-complex="11pt"/>
    </style:style>
    <style:style style:name="T124" style:family="text">
      <style:text-properties style:font-name="Liberation Sans1" fo:font-size="11pt" officeooo:rsid="00459b9a" style:font-size-asian="11pt" style:font-size-complex="11pt"/>
    </style:style>
    <style:style style:name="T125" style:family="text">
      <style:text-properties style:font-name="Liberation Sans1" fo:font-size="11pt" officeooo:rsid="0043dbcf" style:font-size-asian="11pt" style:font-size-complex="11pt"/>
    </style:style>
    <style:style style:name="T126" style:family="text">
      <style:text-properties style:font-name="Liberation Sans1" fo:font-size="11pt" officeooo:rsid="004a5237" style:font-size-asian="11pt" style:font-size-complex="11pt"/>
    </style:style>
    <style:style style:name="T127" style:family="text">
      <style:text-properties style:font-name="Liberation Sans1" fo:font-size="11pt" officeooo:rsid="00657df6" style:font-size-asian="11pt" style:font-size-complex="11pt"/>
    </style:style>
    <style:style style:name="T128" style:family="text">
      <style:text-properties style:font-name="Liberation Sans1" fo:font-size="11pt" officeooo:rsid="00d0a5c7" style:font-size-asian="11pt" style:font-size-complex="11pt"/>
    </style:style>
    <style:style style:name="T129" style:family="text">
      <style:text-properties style:font-name="Liberation Sans1" fo:font-size="11pt" officeooo:rsid="00da4876" style:font-size-asian="11pt" style:font-size-complex="11pt"/>
    </style:style>
    <style:style style:name="T130" style:family="text">
      <style:text-properties style:font-name="Liberation Sans1" fo:font-size="11pt" officeooo:rsid="00dc4824" style:font-size-asian="11pt" style:font-size-complex="11pt"/>
    </style:style>
    <style:style style:name="T131" style:family="text">
      <style:text-properties style:font-name="Liberation Sans1" fo:font-size="11pt" officeooo:rsid="00e18b9d" style:font-size-asian="11pt" style:font-size-complex="11pt"/>
    </style:style>
    <style:style style:name="T132" style:family="text">
      <style:text-properties style:font-name="Liberation Sans1" fo:font-size="11pt" officeooo:rsid="00e363af" style:font-size-asian="11pt" style:font-size-complex="11pt"/>
    </style:style>
    <style:style style:name="T133" style:family="text">
      <style:text-properties style:font-name="Liberation Sans1" fo:font-size="11pt" officeooo:rsid="00e7ea3b" style:font-size-asian="11pt" style:font-size-complex="11pt"/>
    </style:style>
    <style:style style:name="T134" style:family="text">
      <style:text-properties style:font-name="Liberation Sans1" fo:font-size="11pt" officeooo:rsid="01081dd2" style:font-size-asian="11pt" style:font-size-complex="11pt"/>
    </style:style>
    <style:style style:name="T135" style:family="text">
      <style:text-properties style:font-name="Liberation Sans1" fo:font-size="11pt" officeooo:rsid="010828bf" style:font-size-asian="11pt" style:font-size-complex="11pt"/>
    </style:style>
    <style:style style:name="T136" style:family="text">
      <style:text-properties style:font-name="Liberation Sans1" fo:font-size="11pt" officeooo:rsid="01091ac4" style:font-size-asian="11pt" style:font-size-complex="11pt"/>
    </style:style>
    <style:style style:name="T137" style:family="text">
      <style:text-properties style:font-name="Liberation Sans1" fo:font-size="11pt" officeooo:rsid="01097e6a" style:font-size-asian="11pt" style:font-size-complex="11pt"/>
    </style:style>
    <style:style style:name="T138" style:family="text">
      <style:text-properties style:font-name="Liberation Sans1" fo:font-size="11pt" officeooo:rsid="0109e455" style:font-size-asian="11pt" style:font-size-complex="11pt"/>
    </style:style>
    <style:style style:name="T139" style:family="text">
      <style:text-properties style:font-name="Liberation Sans1" fo:font-size="11pt" officeooo:rsid="0116ca7b" style:font-size-asian="11pt" style:font-size-complex="11pt"/>
    </style:style>
    <style:style style:name="T140" style:family="text">
      <style:text-properties style:font-name="Liberation Sans1" fo:font-size="11pt" officeooo:rsid="011c0789" style:font-size-asian="11pt" style:font-size-complex="11pt"/>
    </style:style>
    <style:style style:name="T141" style:family="text">
      <style:text-properties style:font-name="Liberation Sans1" fo:font-size="11pt" officeooo:rsid="01203ad3" style:font-size-asian="11pt" style:font-size-complex="11pt"/>
    </style:style>
    <style:style style:name="T142" style:family="text">
      <style:text-properties style:font-name="Liberation Sans1" fo:font-size="11pt" fo:font-style="italic" officeooo:rsid="00174d15" style:font-size-asian="11pt" style:font-style-asian="italic" style:font-size-complex="11pt" style:font-style-complex="italic"/>
    </style:style>
    <style:style style:name="T143" style:family="text">
      <style:text-properties style:font-name="Liberation Sans1" fo:font-size="11pt" fo:font-style="italic" officeooo:rsid="0027e5c8" style:font-size-asian="11pt" style:font-style-asian="italic" style:font-size-complex="11pt" style:font-style-complex="italic"/>
    </style:style>
    <style:style style:name="T144" style:family="text">
      <style:text-properties style:font-name="Liberation Sans1" fo:font-size="11pt" fo:font-style="italic" officeooo:rsid="002beadd" style:font-size-asian="11pt" style:font-style-asian="italic" style:font-size-complex="11pt" style:font-style-complex="italic"/>
    </style:style>
    <style:style style:name="T145" style:family="text">
      <style:text-properties style:font-name="Liberation Sans1" fo:font-size="11pt" fo:font-style="italic" officeooo:rsid="003b674c" style:font-size-asian="11pt" style:font-style-asian="italic" style:font-size-complex="11pt" style:font-style-complex="italic"/>
    </style:style>
    <style:style style:name="T146" style:family="text">
      <style:text-properties style:font-name="Liberation Sans1" fo:font-size="11pt" fo:font-style="italic" officeooo:rsid="00830d50" style:font-size-asian="11pt" style:font-style-asian="italic" style:font-size-complex="11pt" style:font-style-complex="italic"/>
    </style:style>
    <style:style style:name="T147" style:family="text">
      <style:text-properties style:font-name="Liberation Sans1" fo:font-size="11pt" fo:font-style="italic" officeooo:rsid="0098ed7d" style:font-size-asian="11pt" style:font-style-asian="italic" style:font-size-complex="11pt" style:font-style-complex="italic"/>
    </style:style>
    <style:style style:name="T148" style:family="text">
      <style:text-properties style:font-name="Liberation Sans1" fo:font-size="11pt" fo:font-style="italic" officeooo:rsid="0097519f" style:font-size-asian="11pt" style:font-style-asian="italic" style:font-size-complex="11pt" style:font-style-complex="italic"/>
    </style:style>
    <style:style style:name="T149" style:family="text">
      <style:text-properties style:font-name="Liberation Sans1" fo:font-size="11pt" fo:font-style="italic" officeooo:rsid="0016ed69" style:font-size-asian="11pt" style:font-style-asian="italic" style:font-size-complex="11pt" style:font-style-complex="italic"/>
    </style:style>
    <style:style style:name="T150" style:family="text">
      <style:text-properties style:font-name="Liberation Sans1" fo:font-size="11pt" fo:font-style="italic" officeooo:rsid="00b113cc" style:font-size-asian="11pt" style:font-style-asian="italic" style:font-size-complex="11pt" style:font-style-complex="italic"/>
    </style:style>
    <style:style style:name="T151" style:family="text">
      <style:text-properties style:font-name="Liberation Sans1" fo:font-size="11pt" fo:font-style="italic" officeooo:rsid="00ac5da6" style:font-size-asian="11pt" style:font-style-asian="italic" style:font-size-complex="11pt" style:font-style-complex="italic"/>
    </style:style>
    <style:style style:name="T152" style:family="text">
      <style:text-properties style:font-name="Liberation Sans1" fo:font-size="11pt" fo:font-style="italic" officeooo:rsid="000b0e86" style:font-size-asian="11pt" style:font-style-asian="italic" style:font-size-complex="11pt" style:font-style-complex="italic"/>
    </style:style>
    <style:style style:name="T153" style:family="text">
      <style:text-properties style:font-name="Liberation Sans1" fo:font-size="11pt" fo:font-style="italic" officeooo:rsid="001a2fbb" style:font-size-asian="11pt" style:font-style-asian="italic" style:font-size-complex="11pt" style:font-style-complex="italic"/>
    </style:style>
    <style:style style:name="T154" style:family="text">
      <style:text-properties style:font-name="Liberation Sans1" fo:font-size="11pt" fo:font-style="italic" officeooo:rsid="0079451b" style:font-size-asian="11pt" style:font-style-asian="italic" style:font-size-complex="11pt" style:font-style-complex="italic"/>
    </style:style>
    <style:style style:name="T155" style:family="text">
      <style:text-properties style:font-name="Liberation Sans1" fo:font-size="11pt" fo:font-style="italic" officeooo:rsid="00657df6" style:font-size-asian="11pt" style:font-style-asian="italic" style:font-size-complex="11pt" style:font-style-complex="italic"/>
    </style:style>
    <style:style style:name="T156" style:family="text">
      <style:text-properties style:font-name="Liberation Sans1" fo:font-size="11pt" fo:font-style="italic" officeooo:rsid="00d04dd6" style:font-size-asian="11pt" style:font-style-asian="italic" style:font-size-complex="11pt" style:font-style-complex="italic"/>
    </style:style>
    <style:style style:name="T157" style:family="text">
      <style:text-properties style:font-name="Liberation Sans1" fo:font-size="11pt" fo:font-style="italic" officeooo:rsid="00922a80" style:font-size-asian="11pt" style:font-style-asian="italic" style:font-size-complex="11pt" style:font-style-complex="italic"/>
    </style:style>
    <style:style style:name="T158" style:family="text">
      <style:text-properties style:font-name="Liberation Sans1" fo:font-size="11pt" fo:font-style="italic" officeooo:rsid="00909c89" style:font-size-asian="11pt" style:font-style-asian="italic" style:font-size-complex="11pt" style:font-style-complex="italic"/>
    </style:style>
    <style:style style:name="T159" style:family="text">
      <style:text-properties style:font-name="Liberation Sans1" fo:font-size="11pt" fo:font-style="italic" fo:font-weight="normal" officeooo:rsid="00e363af" style:font-size-asian="11pt" style:font-style-asian="italic" style:font-weight-asian="normal" style:font-style-complex="italic"/>
    </style:style>
    <style:style style:name="T160" style:family="text">
      <style:text-properties style:font-name="Liberation Sans1" fo:font-size="11pt" officeooo:rsid="002aa532" style:font-name-asian="Liberation Mono1" style:font-size-asian="11pt" style:font-name-complex="Liberation Mono1" style:font-size-complex="11pt"/>
    </style:style>
    <style:style style:name="T161" style:family="text">
      <style:text-properties style:font-name="Liberation Sans1" fo:font-size="11pt" officeooo:rsid="00337747" style:font-name-asian="Liberation Mono1" style:font-size-asian="11pt" style:font-name-complex="Liberation Mono1" style:font-size-complex="11pt"/>
    </style:style>
    <style:style style:name="T162" style:family="text">
      <style:text-properties style:font-name="Liberation Sans1" fo:font-size="11pt" officeooo:rsid="0027e5c8" style:font-name-asian="Liberation Mono1" style:font-size-asian="11pt" style:font-name-complex="Liberation Mono1" style:font-size-complex="11pt"/>
    </style:style>
    <style:style style:name="T163" style:family="text">
      <style:text-properties style:font-name="Liberation Sans1" fo:font-size="11pt" officeooo:rsid="00291f04" style:font-name-asian="Liberation Mono1" style:font-size-asian="11pt" style:font-name-complex="Liberation Mono1" style:font-size-complex="11pt"/>
    </style:style>
    <style:style style:name="T164" style:family="text">
      <style:text-properties style:font-name="Liberation Sans1" fo:font-size="11pt" officeooo:rsid="0040d3f7" style:font-name-asian="Liberation Mono1" style:font-size-asian="11pt" style:font-name-complex="Liberation Mono1" style:font-size-complex="11pt"/>
    </style:style>
    <style:style style:name="T165" style:family="text">
      <style:text-properties style:font-name="Liberation Sans1" fo:font-size="11pt" officeooo:rsid="0039dd11" style:font-name-asian="Liberation Mono1" style:font-size-asian="11pt" style:font-name-complex="Liberation Mono1" style:font-size-complex="11pt"/>
    </style:style>
    <style:style style:name="T166" style:family="text">
      <style:text-properties style:font-name="Liberation Sans1" fo:font-size="11pt" officeooo:rsid="003bce18" style:font-name-asian="Liberation Mono1" style:font-size-asian="11pt" style:font-name-complex="Liberation Mono1" style:font-size-complex="11pt"/>
    </style:style>
    <style:style style:name="T167" style:family="text">
      <style:text-properties style:font-name="Liberation Sans1" fo:font-size="11pt" officeooo:rsid="00309b40" style:font-name-asian="Liberation Mono1" style:font-size-asian="11pt" style:font-name-complex="Liberation Mono1" style:font-size-complex="11pt"/>
    </style:style>
    <style:style style:name="T168" style:family="text">
      <style:text-properties style:font-name="Liberation Sans1" fo:font-size="11pt" officeooo:rsid="003b674c" style:font-name-asian="Liberation Mono1" style:font-size-asian="11pt" style:font-name-complex="Liberation Mono1" style:font-size-complex="11pt"/>
    </style:style>
    <style:style style:name="T169" style:family="text">
      <style:text-properties style:font-name="Liberation Sans1" fo:font-size="11pt" officeooo:rsid="00534112" style:font-name-asian="Liberation Mono1" style:font-size-asian="11pt" style:font-name-complex="Liberation Mono1" style:font-size-complex="11pt"/>
    </style:style>
    <style:style style:name="T170" style:family="text">
      <style:text-properties style:font-name="Liberation Sans1" fo:font-size="11pt" officeooo:rsid="006f1d7a" style:font-name-asian="Liberation Mono1" style:font-size-asian="11pt" style:font-name-complex="Liberation Mono1" style:font-size-complex="11pt"/>
    </style:style>
    <style:style style:name="T171" style:family="text">
      <style:text-properties style:font-name="Liberation Sans1" fo:font-size="11pt" officeooo:rsid="0077618d" style:font-name-asian="Liberation Mono1" style:font-size-asian="11pt" style:font-name-complex="Liberation Mono1" style:font-size-complex="11pt"/>
    </style:style>
    <style:style style:name="T172" style:family="text">
      <style:text-properties style:font-name="Liberation Sans1" fo:font-size="11pt" officeooo:rsid="009df160" style:font-name-asian="Liberation Mono1" style:font-size-asian="11pt" style:font-name-complex="Liberation Mono1" style:font-size-complex="11pt"/>
    </style:style>
    <style:style style:name="T173" style:family="text">
      <style:text-properties style:font-name="Liberation Sans1" fo:font-size="11pt" officeooo:rsid="00e7ea3b" style:font-name-asian="Liberation Mono1" style:font-size-asian="11pt" style:font-name-complex="Liberation Mono1" style:font-size-complex="11pt"/>
    </style:style>
    <style:style style:name="T174" style:family="text">
      <style:text-properties style:font-name="Liberation Sans1" fo:font-size="11pt" officeooo:rsid="00fe6bba" style:font-name-asian="Liberation Mono1" style:font-size-asian="11pt" style:font-name-complex="Liberation Mono1" style:font-size-complex="11pt"/>
    </style:style>
    <style:style style:name="T175" style:family="text">
      <style:text-properties style:font-name="Liberation Sans1" fo:font-size="11pt" officeooo:rsid="0104b64e" style:font-name-asian="Liberation Mono1" style:font-size-asian="11pt" style:font-name-complex="Liberation Mono1" style:font-size-complex="11pt"/>
    </style:style>
    <style:style style:name="T176" style:family="text">
      <style:text-properties style:font-name="Liberation Sans1" fo:font-size="11pt" officeooo:rsid="011c0789" style:font-name-asian="Liberation Mono1" style:font-size-asian="11pt" style:font-name-complex="Liberation Mono1" style:font-size-complex="11pt"/>
    </style:style>
    <style:style style:name="T177" style:family="text">
      <style:text-properties style:font-name="Liberation Sans1" fo:font-size="11pt" officeooo:rsid="012058d0" style:font-name-asian="Liberation Mono1" style:font-size-asian="11pt" style:font-name-complex="Liberation Mono1" style:font-size-complex="11pt"/>
    </style:style>
    <style:style style:name="T178" style:family="text">
      <style:text-properties style:font-name="Liberation Sans1" fo:font-size="11pt" officeooo:rsid="01217e69" style:font-name-asian="Liberation Mono1" style:font-size-asian="11pt" style:font-name-complex="Liberation Mono1" style:font-size-complex="11pt"/>
    </style:style>
    <style:style style:name="T179" style:family="text">
      <style:text-properties style:font-name="Liberation Sans1" fo:font-size="11pt" officeooo:rsid="0121c2a4" style:font-name-asian="Liberation Mono1" style:font-size-asian="11pt" style:font-name-complex="Liberation Mono1" style:font-size-complex="11pt"/>
    </style:style>
    <style:style style:name="T180" style:family="text">
      <style:text-properties style:font-name="Liberation Sans1" fo:font-size="11pt" fo:font-style="normal" officeooo:rsid="0023ae37" style:font-size-asian="11pt" style:font-style-asian="normal" style:font-size-complex="11pt" style:font-style-complex="normal"/>
    </style:style>
    <style:style style:name="T181" style:family="text">
      <style:text-properties style:font-name="Liberation Sans1" fo:font-size="11pt" fo:font-style="normal" officeooo:rsid="002beadd" style:font-size-asian="11pt" style:font-style-asian="normal" style:font-size-complex="11pt" style:font-style-complex="normal"/>
    </style:style>
    <style:style style:name="T182" style:family="text">
      <style:text-properties style:font-name="Liberation Sans1" fo:font-size="11pt" fo:font-style="normal" officeooo:rsid="00174d15" style:font-size-asian="11pt" style:font-style-asian="normal" style:font-size-complex="11pt" style:font-style-complex="normal"/>
    </style:style>
    <style:style style:name="T183" style:family="text">
      <style:text-properties style:font-name="Liberation Sans1" fo:font-size="11pt" fo:font-style="normal" officeooo:rsid="002e2470" style:font-size-asian="11pt" style:font-style-asian="normal" style:font-size-complex="11pt" style:font-style-complex="normal"/>
    </style:style>
    <style:style style:name="T184" style:family="text">
      <style:text-properties style:font-name="Liberation Sans1" fo:font-size="11pt" fo:font-style="normal" officeooo:rsid="000b0e86" style:font-size-asian="11pt" style:font-style-asian="normal" style:font-size-complex="11pt" style:font-style-complex="normal"/>
    </style:style>
    <style:style style:name="T185" style:family="text">
      <style:text-properties style:font-name="Liberation Sans1" fo:font-size="11pt" fo:font-style="normal" officeooo:rsid="00830d50" style:font-size-asian="11pt" style:font-style-asian="normal" style:font-size-complex="11pt" style:font-style-complex="normal"/>
    </style:style>
    <style:style style:name="T186" style:family="text">
      <style:text-properties style:font-name="Liberation Sans1" fo:font-size="11pt" fo:font-style="normal" officeooo:rsid="008462bd" style:font-size-asian="11pt" style:font-style-asian="normal" style:font-size-complex="11pt" style:font-style-complex="normal"/>
    </style:style>
    <style:style style:name="T187" style:family="text">
      <style:text-properties style:font-name="Liberation Sans1" fo:font-size="11pt" fo:font-style="normal" officeooo:rsid="0027e5c8" style:font-size-asian="11pt" style:font-style-asian="normal" style:font-size-complex="11pt" style:font-style-complex="normal"/>
    </style:style>
    <style:style style:name="T188" style:family="text">
      <style:text-properties style:font-name="Liberation Sans1" fo:font-size="11pt" fo:font-style="normal" officeooo:rsid="00827b46" style:font-size-asian="11pt" style:font-style-asian="normal" style:font-size-complex="11pt" style:font-style-complex="normal"/>
    </style:style>
    <style:style style:name="T189" style:family="text">
      <style:text-properties style:font-name="Liberation Sans1" fo:font-size="11pt" fo:font-style="normal" officeooo:rsid="009a1c4d" style:font-size-asian="11pt" style:font-style-asian="normal" style:font-size-complex="11pt" style:font-style-complex="normal"/>
    </style:style>
    <style:style style:name="T190" style:family="text">
      <style:text-properties style:font-name="Liberation Sans1" fo:font-size="11pt" fo:font-style="normal" officeooo:rsid="00459b9a" style:font-size-asian="11pt" style:font-style-asian="normal" style:font-size-complex="11pt" style:font-style-complex="normal"/>
    </style:style>
    <style:style style:name="T191" style:family="text">
      <style:text-properties style:font-name="Liberation Sans1" fo:font-size="11pt" fo:font-style="normal" officeooo:rsid="00d29a6e" style:font-size-asian="11pt" style:font-style-asian="normal" style:font-size-complex="11pt" style:font-style-complex="normal"/>
    </style:style>
    <style:style style:name="T192" style:family="text">
      <style:text-properties style:font-name="Liberation Sans1" fo:font-size="11pt" fo:font-style="normal" officeooo:rsid="00e7e84f" style:font-size-asian="11pt" style:font-style-asian="normal" style:font-size-complex="11pt" style:font-style-complex="normal"/>
    </style:style>
    <style:style style:name="T193" style:family="text">
      <style:text-properties style:font-name="Liberation Sans1" fo:font-size="11pt" fo:font-style="normal" officeooo:rsid="0120ac9d" style:font-size-asian="11pt" style:font-style-asian="normal" style:font-size-complex="11pt" style:font-style-complex="normal"/>
    </style:style>
    <style:style style:name="T194" style:family="text">
      <style:text-properties style:font-name="Liberation Sans1" fo:font-size="11pt" fo:font-style="normal" fo:font-weight="normal" officeooo:rsid="0098ed7d" style:font-size-asian="11pt" style:font-style-asian="normal" style:font-weight-asian="normal"/>
    </style:style>
    <style:style style:name="T195" style:family="text">
      <style:text-properties style:font-name="Liberation Sans1" fo:font-size="11pt" fo:font-style="normal" fo:font-weight="normal" officeooo:rsid="00e363af" style:font-size-asian="11pt" style:font-style-asian="normal" style:font-weight-asian="normal"/>
    </style:style>
    <style:style style:name="T196" style:family="text">
      <style:text-properties style:font-name="Liberation Sans1" fo:font-size="11pt" fo:font-style="normal" fo:font-weight="normal" officeooo:rsid="010643cc" style:font-size-asian="11pt" style:font-style-asian="normal" style:font-weight-asian="normal"/>
    </style:style>
    <style:style style:name="T197" style:family="text">
      <style:text-properties style:font-name="Liberation Sans1" fo:font-size="11pt" fo:font-style="normal" officeooo:rsid="0120ac9d" style:font-name-asian="Liberation Mono1" style:font-size-asian="11pt" style:font-style-asian="normal" style:font-name-complex="Liberation Mono1" style:font-size-complex="11pt" style:font-style-complex="normal"/>
    </style:style>
    <style:style style:name="T198" style:family="text">
      <style:text-properties style:font-name="Liberation Sans1" fo:font-size="11pt" fo:font-weight="normal" officeooo:rsid="01112a93" style:font-size-asian="11pt" style:font-weight-asian="normal" style:font-size-complex="11pt" style:font-weight-complex="normal"/>
    </style:style>
    <style:style style:name="T199" style:family="text">
      <style:text-properties style:font-name="Liberation Sans1" officeooo:rsid="0024f9f2" style:font-name-asian="Liberation Mono1" style:font-name-complex="Liberation Mono1"/>
    </style:style>
    <style:style style:name="T200" style:family="text">
      <style:text-properties style:font-name="Liberation Sans1" officeooo:rsid="00337747" style:font-name-asian="Liberation Mono1" style:font-name-complex="Liberation Mono1"/>
    </style:style>
    <style:style style:name="T201" style:family="text">
      <style:text-properties style:font-name="Liberation Sans1" officeooo:rsid="003c214e" style:font-name-asian="Liberation Mono1" style:font-name-complex="Liberation Mono1"/>
    </style:style>
    <style:style style:name="T202" style:family="text">
      <style:text-properties style:font-name="Liberation Sans1" officeooo:rsid="003ce3a6" style:font-name-asian="Liberation Mono1" style:font-name-complex="Liberation Mono1"/>
    </style:style>
    <style:style style:name="T203" style:family="text">
      <style:text-properties style:font-name="Liberation Sans1" officeooo:rsid="0048bd50" style:font-name-asian="Liberation Mono1" style:font-name-complex="Liberation Mono1"/>
    </style:style>
    <style:style style:name="T204" style:family="text">
      <style:text-properties style:font-name="Liberation Sans1" officeooo:rsid="004dad52" style:font-name-asian="Liberation Mono1" style:font-name-complex="Liberation Mono1"/>
    </style:style>
    <style:style style:name="T205" style:family="text">
      <style:text-properties style:font-name="Liberation Sans1" officeooo:rsid="004fe340" style:font-name-asian="Liberation Mono1" style:font-name-complex="Liberation Mono1"/>
    </style:style>
    <style:style style:name="T206" style:family="text">
      <style:text-properties style:font-name="Liberation Sans1" officeooo:rsid="005144c3" style:font-name-asian="Liberation Mono1" style:font-name-complex="Liberation Mono1"/>
    </style:style>
    <style:style style:name="T207" style:family="text">
      <style:text-properties style:font-name="Liberation Sans1" officeooo:rsid="0054ef01" style:font-name-asian="Liberation Mono1" style:font-name-complex="Liberation Mono1"/>
    </style:style>
    <style:style style:name="T208" style:family="text">
      <style:text-properties style:font-name="Liberation Sans1" officeooo:rsid="0056295b" style:font-name-asian="Liberation Mono1" style:font-name-complex="Liberation Mono1"/>
    </style:style>
    <style:style style:name="T209" style:family="text">
      <style:text-properties style:font-name="Liberation Sans1" officeooo:rsid="005ced2c" style:font-name-asian="Liberation Mono1" style:font-name-complex="Liberation Mono1"/>
    </style:style>
    <style:style style:name="T210" style:family="text">
      <style:text-properties style:font-name="Liberation Sans1" officeooo:rsid="00866cc8" style:font-name-asian="Liberation Mono1" style:font-name-complex="Liberation Mono1"/>
    </style:style>
    <style:style style:name="T211" style:family="text">
      <style:text-properties style:font-name="Liberation Sans1" officeooo:rsid="009c013e" style:font-name-asian="Liberation Mono1" style:font-name-complex="Liberation Mono1"/>
    </style:style>
    <style:style style:name="T212" style:family="text">
      <style:text-properties style:font-name="Liberation Sans1" officeooo:rsid="00dc4824" style:font-name-asian="Liberation Mono1" style:font-name-complex="Liberation Mono1"/>
    </style:style>
    <style:style style:name="T213" style:family="text">
      <style:text-properties style:font-name="Liberation Sans1" officeooo:rsid="009b0e08" style:font-name-asian="Liberation Mono1" style:font-name-complex="Liberation Mono1"/>
    </style:style>
    <style:style style:name="T214" style:family="text">
      <style:text-properties style:font-name="Liberation Sans1" officeooo:rsid="00de4599" style:font-name-asian="Liberation Mono1" style:font-name-complex="Liberation Mono1"/>
    </style:style>
    <style:style style:name="T215" style:family="text">
      <style:text-properties style:font-name="Liberation Sans1" officeooo:rsid="00efc20a" style:font-name-asian="Liberation Mono1" style:font-name-complex="Liberation Mono1"/>
    </style:style>
    <style:style style:name="T216" style:family="text">
      <style:text-properties style:font-name="Liberation Sans1" officeooo:rsid="00f07082" style:font-name-asian="Liberation Mono1" style:font-name-complex="Liberation Mono1"/>
    </style:style>
    <style:style style:name="T217" style:family="text">
      <style:text-properties style:font-name="Liberation Sans1" officeooo:rsid="00f2d782" style:font-name-asian="Liberation Mono1" style:font-name-complex="Liberation Mono1"/>
    </style:style>
    <style:style style:name="T218" style:family="text">
      <style:text-properties style:font-name="Liberation Sans1" officeooo:rsid="00f8133b" style:font-name-asian="Liberation Mono1" style:font-name-complex="Liberation Mono1"/>
    </style:style>
    <style:style style:name="T219" style:family="text">
      <style:text-properties style:font-name="Liberation Sans1" officeooo:rsid="01002d3b" style:font-name-asian="Liberation Mono1" style:font-name-complex="Liberation Mono1"/>
    </style:style>
    <style:style style:name="T220" style:family="text">
      <style:text-properties style:font-name="Liberation Sans1" officeooo:rsid="001ba178"/>
    </style:style>
    <style:style style:name="T221" style:family="text">
      <style:text-properties style:font-name="Liberation Sans1" officeooo:rsid="0016fe59"/>
    </style:style>
    <style:style style:name="T222" style:family="text">
      <style:text-properties style:font-name="Liberation Sans1" officeooo:rsid="00174d15"/>
    </style:style>
    <style:style style:name="T223" style:family="text">
      <style:text-properties style:font-name="Liberation Sans1" officeooo:rsid="00236e14"/>
    </style:style>
    <style:style style:name="T224" style:family="text">
      <style:text-properties style:font-name="Liberation Sans1" fo:font-style="normal" officeooo:rsid="0024f9f2" style:font-style-asian="normal" style:font-style-complex="normal"/>
    </style:style>
    <style:style style:name="T225" style:family="text">
      <style:text-properties style:font-name="Liberation Sans1" fo:font-style="normal" officeooo:rsid="0025dc41" style:font-style-asian="normal" style:font-style-complex="normal"/>
    </style:style>
    <style:style style:name="T226" style:family="text">
      <style:text-properties style:font-name="Liberation Sans1" fo:font-style="normal" officeooo:rsid="003f92bd" style:font-style-asian="normal" style:font-style-complex="normal"/>
    </style:style>
    <style:style style:name="T227" style:family="text">
      <style:text-properties style:font-name="Liberation Sans1" fo:font-style="normal" officeooo:rsid="00422dc4" style:font-style-asian="normal" style:font-style-complex="normal"/>
    </style:style>
    <style:style style:name="T228" style:family="text">
      <style:text-properties style:font-name="Liberation Sans1" fo:font-style="normal" officeooo:rsid="0060db5c" style:font-style-asian="normal" style:font-style-complex="normal"/>
    </style:style>
    <style:style style:name="T229" style:family="text">
      <style:text-properties style:font-name="Liberation Sans1" fo:font-style="normal" officeooo:rsid="00745fc1" style:font-style-asian="normal" style:font-style-complex="normal"/>
    </style:style>
    <style:style style:name="T230" style:family="text">
      <style:text-properties style:font-name="Liberation Sans1" fo:font-style="normal" officeooo:rsid="00866cc8" style:font-style-asian="normal" style:font-style-complex="normal"/>
    </style:style>
    <style:style style:name="T231" style:family="text">
      <style:text-properties style:font-name="Liberation Sans1" fo:font-style="normal" officeooo:rsid="00d18cd1" style:font-style-asian="normal" style:font-style-complex="normal"/>
    </style:style>
    <style:style style:name="T232" style:family="text">
      <style:text-properties style:font-name="Liberation Sans1" fo:font-style="normal" officeooo:rsid="00de4599" style:font-style-asian="normal" style:font-style-complex="normal"/>
    </style:style>
    <style:style style:name="T233" style:family="text">
      <style:text-properties style:font-name="Liberation Sans1" fo:font-style="normal" officeooo:rsid="00f07082" style:font-style-asian="normal" style:font-style-complex="normal"/>
    </style:style>
    <style:style style:name="T234" style:family="text">
      <style:text-properties style:font-name="Liberation Sans1" fo:font-style="normal" officeooo:rsid="00f2d782" style:font-style-asian="normal" style:font-style-complex="normal"/>
    </style:style>
    <style:style style:name="T235" style:family="text">
      <style:text-properties style:font-name="Liberation Sans1" fo:font-style="normal" officeooo:rsid="00337747" style:font-style-asian="normal" style:font-style-complex="normal"/>
    </style:style>
    <style:style style:name="T236" style:family="text">
      <style:text-properties style:font-name="Liberation Sans1" fo:font-style="normal" officeooo:rsid="0038b14d" style:font-style-asian="normal" style:font-style-complex="normal"/>
    </style:style>
    <style:style style:name="T237" style:family="text">
      <style:text-properties style:font-name="Liberation Sans1" fo:font-style="normal" officeooo:rsid="0061f6c9" style:font-style-asian="normal" style:font-style-complex="normal"/>
    </style:style>
    <style:style style:name="T238" style:family="text">
      <style:text-properties style:font-name="Liberation Sans1" fo:font-style="normal" officeooo:rsid="001ee874" style:font-style-asian="normal" style:font-style-complex="normal"/>
    </style:style>
    <style:style style:name="T239" style:family="text">
      <style:text-properties style:font-name="Liberation Sans1" fo:font-style="normal" officeooo:rsid="00f51255" style:font-style-asian="normal" style:font-style-complex="normal"/>
    </style:style>
    <style:style style:name="T240" style:family="text">
      <style:text-properties style:font-name="Liberation Sans1" fo:font-style="normal" officeooo:rsid="00f8133b" style:font-style-asian="normal" style:font-style-complex="normal"/>
    </style:style>
    <style:style style:name="T241" style:family="text">
      <style:text-properties style:font-name="Liberation Sans1" fo:font-style="normal" officeooo:rsid="00f8cea1" style:font-style-asian="normal" style:font-style-complex="normal"/>
    </style:style>
    <style:style style:name="T242" style:family="text">
      <style:text-properties style:font-name="Liberation Sans1" fo:font-style="normal" officeooo:rsid="00fab697" style:font-style-asian="normal" style:font-style-complex="normal"/>
    </style:style>
    <style:style style:name="T243" style:family="text">
      <style:text-properties style:font-name="Liberation Sans1" fo:font-style="normal" officeooo:rsid="004a5237" style:font-name-asian="Liberation Mono1" style:font-style-asian="normal" style:font-name-complex="Liberation Mono1" style:font-style-complex="normal"/>
    </style:style>
    <style:style style:name="T244" style:family="text">
      <style:text-properties style:font-name="Liberation Sans1" fo:font-style="normal" officeooo:rsid="0060db5c" style:font-name-asian="Liberation Mono1" style:font-style-asian="normal" style:font-name-complex="Liberation Mono1" style:font-style-complex="normal"/>
    </style:style>
    <style:style style:name="T245" style:family="text">
      <style:text-properties style:font-name="Liberation Sans1" fo:font-style="normal" officeooo:rsid="0061f6c9" style:font-name-asian="Liberation Mono1" style:font-style-asian="normal" style:font-name-complex="Liberation Mono1" style:font-style-complex="normal"/>
    </style:style>
    <style:style style:name="T246" style:family="text">
      <style:text-properties style:font-name="Liberation Sans1" fo:font-style="normal" officeooo:rsid="00d18cd1" style:font-name-asian="Liberation Mono1" style:font-style-asian="normal" style:font-name-complex="Liberation Mono1" style:font-style-complex="normal"/>
    </style:style>
    <style:style style:name="T247" style:family="text">
      <style:text-properties style:font-name="Liberation Sans1" fo:font-style="normal" officeooo:rsid="00f40ea3" style:font-name-asian="Liberation Mono1" style:font-style-asian="normal" style:font-name-complex="Liberation Mono1" style:font-style-complex="normal"/>
    </style:style>
    <style:style style:name="T248" style:family="text">
      <style:text-properties style:font-name="Liberation Sans1" fo:font-style="normal" officeooo:rsid="00f51255" style:font-name-asian="Liberation Mono1" style:font-style-asian="normal" style:font-name-complex="Liberation Mono1" style:font-style-complex="normal"/>
    </style:style>
    <style:style style:name="T249" style:family="text">
      <style:text-properties style:font-name="Liberation Sans1" fo:font-style="normal" officeooo:rsid="00f07082" style:font-name-asian="Liberation Mono1" style:font-style-asian="normal" style:font-name-complex="Liberation Mono1" style:font-style-complex="normal"/>
    </style:style>
    <style:style style:name="T250" style:family="text">
      <style:text-properties style:font-name="Liberation Sans1" fo:font-style="normal" officeooo:rsid="00f6b208" style:font-name-asian="Liberation Mono1" style:font-style-asian="normal" style:font-name-complex="Liberation Mono1" style:font-style-complex="normal"/>
    </style:style>
    <style:style style:name="T251" style:family="text">
      <style:text-properties style:font-name="Liberation Sans1" fo:font-style="normal" officeooo:rsid="00f8133b" style:font-name-asian="Liberation Mono1" style:font-style-asian="normal" style:font-name-complex="Liberation Mono1" style:font-style-complex="normal"/>
    </style:style>
    <style:style style:name="T252" style:family="text">
      <style:text-properties style:font-name="Liberation Sans1" fo:font-style="normal" officeooo:rsid="00f8f57e" style:font-name-asian="Liberation Mono1" style:font-style-asian="normal" style:font-name-complex="Liberation Mono1" style:font-style-complex="normal"/>
    </style:style>
    <style:style style:name="T253" style:family="text">
      <style:text-properties style:font-name="Liberation Sans1" fo:font-style="normal" officeooo:rsid="00fab697" style:font-name-asian="Liberation Mono1" style:font-style-asian="normal" style:font-name-complex="Liberation Mono1" style:font-style-complex="normal"/>
    </style:style>
    <style:style style:name="T254" style:family="text">
      <style:text-properties style:font-name="Liberation Sans1" fo:font-style="normal" officeooo:rsid="00fb5c9e" style:font-name-asian="Liberation Mono1" style:font-style-asian="normal" style:font-name-complex="Liberation Mono1" style:font-style-complex="normal"/>
    </style:style>
    <style:style style:name="T255" style:family="text">
      <style:text-properties style:font-name="Liberation Sans1" fo:font-style="normal" officeooo:rsid="01002d3b" style:font-name-asian="Liberation Mono1" style:font-style-asian="normal" style:font-name-complex="Liberation Mono1" style:font-style-complex="normal"/>
    </style:style>
    <style:style style:name="T256" style:family="text">
      <style:text-properties style:font-name="Liberation Sans1" fo:font-style="italic" officeooo:rsid="003c214e" style:font-style-asian="italic" style:font-style-complex="italic"/>
    </style:style>
    <style:style style:name="T257" style:family="text">
      <style:text-properties style:font-name="Liberation Sans1" fo:font-style="italic" officeooo:rsid="00396141" style:font-style-asian="italic" style:font-style-complex="italic"/>
    </style:style>
    <style:style style:name="T258" style:family="text">
      <style:text-properties style:font-name="Liberation Sans1" fo:font-style="italic" officeooo:rsid="00745fc1" style:font-style-asian="italic" style:font-style-complex="italic"/>
    </style:style>
    <style:style style:name="T259" style:family="text">
      <style:text-properties style:font-name="Liberation Sans1" fo:font-style="italic" officeooo:rsid="00fcb39b" style:font-style-asian="italic" style:font-style-complex="italic"/>
    </style:style>
    <style:style style:name="T260" style:family="text">
      <style:text-properties style:font-name="Liberation Sans1" fo:font-style="italic" officeooo:rsid="012058d0" style:font-style-asian="italic" style:font-style-complex="italic"/>
    </style:style>
    <style:style style:name="T261" style:family="text">
      <style:text-properties style:font-name="Liberation Sans1" fo:font-style="italic" officeooo:rsid="003c214e" style:font-name-asian="Liberation Mono1" style:font-style-asian="italic" style:font-name-complex="Liberation Mono1" style:font-style-complex="italic"/>
    </style:style>
    <style:style style:name="T262" style:family="text">
      <style:text-properties style:font-name="Liberation Sans1" fo:font-style="italic" officeooo:rsid="003f92bd" style:font-name-asian="Liberation Mono1" style:font-style-asian="italic" style:font-name-complex="Liberation Mono1" style:font-style-complex="italic"/>
    </style:style>
    <style:style style:name="T263" style:family="text">
      <style:text-properties style:font-name="Liberation Sans1" fo:font-style="italic" officeooo:rsid="00f07082" style:font-name-asian="Liberation Mono1" style:font-style-asian="italic" style:font-name-complex="Liberation Mono1" style:font-style-complex="italic"/>
    </style:style>
    <style:style style:name="T264" style:family="text">
      <style:text-properties style:font-name="Liberation Sans1" officeooo:rsid="0027beb2"/>
    </style:style>
    <style:style style:name="T265" style:family="text">
      <style:text-properties style:font-name="Liberation Sans1" officeooo:rsid="00309b40"/>
    </style:style>
    <style:style style:name="T266" style:family="text">
      <style:text-properties style:font-name="Liberation Sans1" officeooo:rsid="00217df9"/>
    </style:style>
    <style:style style:name="T267" style:family="text">
      <style:text-properties style:font-name="Liberation Sans1" officeooo:rsid="00337747"/>
    </style:style>
    <style:style style:name="T268" style:family="text">
      <style:text-properties style:font-name="Liberation Sans1" officeooo:rsid="00396141"/>
    </style:style>
    <style:style style:name="T269" style:family="text">
      <style:text-properties style:font-name="Liberation Sans1" officeooo:rsid="0039dd11"/>
    </style:style>
    <style:style style:name="T270" style:family="text">
      <style:text-properties style:font-name="Liberation Sans1" officeooo:rsid="003bce18"/>
    </style:style>
    <style:style style:name="T271" style:family="text">
      <style:text-properties style:font-name="Liberation Sans1" officeooo:rsid="003c214e"/>
    </style:style>
    <style:style style:name="T272" style:family="text">
      <style:text-properties style:font-name="Liberation Sans1" officeooo:rsid="001a2fbb"/>
    </style:style>
    <style:style style:name="T273" style:family="text">
      <style:text-properties style:font-name="Liberation Sans1" officeooo:rsid="004fe340"/>
    </style:style>
    <style:style style:name="T274" style:family="text">
      <style:text-properties style:font-name="Liberation Sans1" officeooo:rsid="005144c3"/>
    </style:style>
    <style:style style:name="T275" style:family="text">
      <style:text-properties style:font-name="Liberation Sans1" officeooo:rsid="0056295b"/>
    </style:style>
    <style:style style:name="T276" style:family="text">
      <style:text-properties style:font-name="Liberation Sans1" officeooo:rsid="005f7d16"/>
    </style:style>
    <style:style style:name="T277" style:family="text">
      <style:text-properties style:font-name="Liberation Sans1" officeooo:rsid="00711042"/>
    </style:style>
    <style:style style:name="T278" style:family="text">
      <style:text-properties style:font-name="Liberation Sans1" officeooo:rsid="00dc4824"/>
    </style:style>
    <style:style style:name="T279" style:family="text">
      <style:text-properties style:font-name="Liberation Sans1" officeooo:rsid="00de2bad"/>
    </style:style>
    <style:style style:name="T280" style:family="text">
      <style:text-properties style:font-name="Liberation Sans1" officeooo:rsid="00de4599"/>
    </style:style>
    <style:style style:name="T281" style:family="text">
      <style:text-properties style:font-name="Liberation Sans1" fo:font-weight="normal" style:font-weight-asian="normal" style:font-weight-complex="normal"/>
    </style:style>
    <style:style style:name="T282" style:family="text">
      <style:text-properties style:font-name="Liberation Sans1" fo:font-weight="normal" officeooo:rsid="00e363af" style:font-weight-asian="normal" style:font-weight-complex="normal"/>
    </style:style>
    <style:style style:name="T283" style:family="text">
      <style:text-properties style:font-name="Liberation Sans1" officeooo:rsid="009b0e08"/>
    </style:style>
    <style:style style:name="T284" style:family="text">
      <style:text-properties style:font-name="Liberation Sans1" fo:font-size="10pt" style:font-size-asian="10pt" style:font-size-complex="10pt"/>
    </style:style>
    <style:style style:name="T285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T286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287" style:family="text">
      <style:text-properties style:font-name="Liberation Sans1" officeooo:rsid="012058d0"/>
    </style:style>
    <style:style style:name="T288" style:family="text">
      <style:text-properties officeooo:rsid="00155570"/>
    </style:style>
    <style:style style:name="T289" style:family="text">
      <style:text-properties officeooo:rsid="0016ed69"/>
    </style:style>
    <style:style style:name="T290" style:family="text">
      <style:text-properties officeooo:rsid="0016ed69" style:font-name-asian="Liberation Mono1" style:font-name-complex="Liberation Mono1"/>
    </style:style>
    <style:style style:name="T291" style:family="text">
      <style:text-properties officeooo:rsid="010a7551" style:font-name-asian="Liberation Mono1" style:font-name-complex="Liberation Mono1"/>
    </style:style>
    <style:style style:name="T292" style:family="text">
      <style:text-properties officeooo:rsid="010e28b8" style:font-name-asian="Liberation Mono1" style:font-name-complex="Liberation Mono1"/>
    </style:style>
    <style:style style:name="T293" style:family="text">
      <style:text-properties officeooo:rsid="0016fe59"/>
    </style:style>
    <style:style style:name="T294" style:family="text">
      <style:text-properties officeooo:rsid="0018f814"/>
    </style:style>
    <style:style style:name="T295" style:family="text">
      <style:text-properties officeooo:rsid="00309b40"/>
    </style:style>
    <style:style style:name="T296" style:family="text">
      <style:text-properties fo:color="#000080" loext:opacity="100%" style:font-name="Liberation Sans1" fo:font-size="11pt" style:text-underline-style="solid" style:text-underline-width="auto" style:text-underline-color="font-color" style:font-size-asian="11pt" style:font-size-complex="11pt"/>
    </style:style>
    <style:style style:name="T297" style:family="text">
      <style:text-properties fo:color="#000080" loext:opacity="100%" style:font-name="Liberation Sans1" fo:font-size="11pt" style:text-underline-style="solid" style:text-underline-width="auto" style:text-underline-color="font-color" officeooo:rsid="000b0e86" style:font-size-asian="11pt" style:font-size-complex="11pt"/>
    </style:style>
    <style:style style:name="T298" style:family="text">
      <style:text-properties fo:color="#000080" loext:opacity="100%" style:font-name="Liberation Sans1" fo:font-size="11pt" style:text-underline-style="solid" style:text-underline-width="auto" style:text-underline-color="font-color" officeooo:rsid="000eb537" style:font-size-asian="11pt" style:font-size-complex="11pt"/>
    </style:style>
    <style:style style:name="T299" style:family="text">
      <style:text-properties fo:color="#000080" loext:opacity="100%" style:font-name="Liberation Sans1" fo:font-size="11pt" style:text-underline-style="solid" style:text-underline-width="auto" style:text-underline-color="font-color" officeooo:rsid="00b743dc" style:font-size-asian="11pt" style:font-size-complex="11pt"/>
    </style:style>
    <style:style style:name="T300" style:family="text">
      <style:text-properties fo:color="#000080" loext:opacity="100%" style:font-name="Liberation Sans1" fo:font-size="11pt" style:text-underline-style="solid" style:text-underline-width="auto" style:text-underline-color="font-color" officeooo:rsid="004a5237" style:font-size-asian="11pt" style:font-size-complex="11pt"/>
    </style:style>
    <style:style style:name="T301" style:family="text">
      <style:text-properties fo:color="#000080" loext:opacity="100%" style:font-name="Liberation Sans1" fo:font-size="11pt" style:text-underline-style="solid" style:text-underline-width="auto" style:text-underline-color="font-color" officeooo:rsid="00459b9a" style:font-size-asian="11pt" style:font-size-complex="11pt"/>
    </style:style>
    <style:style style:name="T302" style:family="text">
      <style:text-properties fo:color="#000080" loext:opacity="100%" style:font-name="Liberation Sans1" fo:font-size="11pt" style:text-underline-style="none" officeooo:rsid="000b0e86" style:font-size-asian="11pt" style:font-size-complex="11pt"/>
    </style:style>
    <style:style style:name="T303" style:family="text">
      <style:text-properties fo:color="#000080" loext:opacity="100%" style:font-name="Liberation Sans1" fo:font-size="11pt" fo:font-style="normal" style:text-underline-style="solid" style:text-underline-width="auto" style:text-underline-color="font-color" officeooo:rsid="00b77704" style:font-size-asian="11pt" style:font-style-asian="normal" style:font-size-complex="11pt" style:font-style-complex="normal"/>
    </style:style>
    <style:style style:name="T304" style:family="text">
      <style:text-properties fo:color="#000080" loext:opacity="100%" style:font-name="Liberation Sans1" fo:font-size="11pt" fo:font-style="normal" style:text-underline-style="solid" style:text-underline-width="auto" style:text-underline-color="font-color" officeooo:rsid="00b8839e" style:font-name-asian="Liberation Mono1" style:font-size-asian="11pt" style:font-style-asian="normal" style:font-name-complex="Liberation Mono1" style:font-size-complex="11pt" style:font-style-complex="normal"/>
    </style:style>
    <style:style style:name="T305" style:family="text">
      <style:text-properties fo:color="#000080" loext:opacity="100%" style:font-name="Liberation Sans1" style:text-underline-style="solid" style:text-underline-width="auto" style:text-underline-color="font-color" officeooo:rsid="003c214e" style:font-name-asian="Liberation Mono1" style:font-name-complex="Liberation Mono1"/>
    </style:style>
    <style:style style:name="T306" style:family="text">
      <style:text-properties fo:color="#000080" loext:opacity="100%" style:font-name="Liberation Sans1" style:text-underline-style="solid" style:text-underline-width="auto" style:text-underline-color="font-color" officeooo:rsid="00f2d782" style:font-name-asian="Liberation Mono1" style:font-name-complex="Liberation Mono1"/>
    </style:style>
    <style:style style:name="T307" style:family="text">
      <style:text-properties fo:color="#000080" loext:opacity="100%" style:font-name="Liberation Sans1" style:text-underline-style="solid" style:text-underline-width="auto" style:text-underline-color="font-color" officeooo:rsid="001a2fbb"/>
    </style:style>
    <style:style style:name="T308" style:family="text">
      <style:text-properties fo:color="#000080" loext:opacity="100%" style:font-name="Liberation Sans1" style:text-underline-style="solid" style:text-underline-width="auto" style:text-underline-color="font-color" officeooo:rsid="00f2d782"/>
    </style:style>
    <style:style style:name="T309" style:family="text">
      <style:text-properties fo:color="#000080" loext:opacity="100%" style:font-name="Liberation Sans1" fo:font-style="normal" style:text-underline-style="solid" style:text-underline-width="auto" style:text-underline-color="font-color" officeooo:rsid="00f8cea1" style:font-style-asian="normal" style:font-style-complex="normal"/>
    </style:style>
    <style:style style:name="T310" style:family="text">
      <style:text-properties fo:color="#000080" loext:opacity="100%" style:font-name="Liberation Sans1" fo:font-style="normal" style:text-underline-style="solid" style:text-underline-width="auto" style:text-underline-color="font-color" fo:font-weight="normal" officeooo:rsid="00f7a045" style:font-style-asian="normal" style:font-weight-asian="normal" style:font-style-complex="normal" style:font-weight-complex="normal"/>
    </style:style>
    <style:style style:name="T311" style:family="text">
      <style:text-properties fo:color="#000080" loext:opacity="100%" style:font-name="Liberation Mono" fo:font-size="11pt" style:text-underline-style="solid" style:text-underline-width="auto" style:text-underline-color="font-color" style:font-size-asian="11pt" style:font-size-complex="11pt"/>
    </style:style>
    <style:style style:name="T312" style:family="text">
      <style:text-properties fo:color="#000080" loext:opacity="100%" style:font-name="Liberation Mono" fo:font-size="11pt" style:text-underline-style="solid" style:text-underline-width="auto" style:text-underline-color="font-color" officeooo:rsid="000b0e86" style:font-size-asian="11pt" style:font-size-complex="11pt"/>
    </style:style>
    <style:style style:name="T313" style:family="text">
      <style:text-properties style:text-position="super 58%" style:font-name="Liberation Sans1" officeooo:rsid="00396141"/>
    </style:style>
    <style:style style:name="T314" style:family="text">
      <style:text-properties style:text-position="super 58%" style:font-name="Liberation Sans1" officeooo:rsid="005144c3"/>
    </style:style>
    <style:style style:name="T315" style:family="text">
      <style:text-properties style:text-position="0% 100%" style:font-name="Liberation Sans1" officeooo:rsid="00396141"/>
    </style:style>
    <style:style style:name="T316" style:family="text">
      <style:text-properties style:text-position="0% 100%" style:font-name="Liberation Sans1" fo:font-style="italic" officeooo:rsid="005ced2c" style:font-name-asian="Liberation Mono1" style:font-style-asian="italic" style:font-name-complex="Liberation Mono1" style:font-style-complex="italic"/>
    </style:style>
    <style:style style:name="T317" style:family="text">
      <style:text-properties style:text-position="0% 100%" style:font-name="Liberation Sans1" officeooo:rsid="0039dd11" style:font-name-asian="Liberation Mono1" style:font-name-complex="Liberation Mono1"/>
    </style:style>
    <style:style style:name="T318" style:family="text">
      <style:text-properties style:text-position="0% 100%" style:font-name="Liberation Sans1" officeooo:rsid="004ecf69" style:font-name-asian="Liberation Mono1" style:font-name-complex="Liberation Mono1"/>
    </style:style>
    <style:style style:name="T319" style:family="text">
      <style:text-properties style:text-position="0% 100%" style:font-name="Liberation Sans1" officeooo:rsid="005ced2c" style:font-name-asian="Liberation Mono1" style:font-name-complex="Liberation Mono1"/>
    </style:style>
    <style:style style:name="T320" style:family="text">
      <style:text-properties style:text-position="0% 100%" style:font-name="Liberation Sans1" officeooo:rsid="004798f7"/>
    </style:style>
    <style:style style:name="T321" style:family="text">
      <style:text-properties style:text-position="0% 100%" style:font-name="Liberation Sans1" officeooo:rsid="005144c3"/>
    </style:style>
    <style:style style:name="T322" style:family="text">
      <style:text-properties style:font-name="Liberation Sans" officeooo:rsid="005ec7c7" style:font-name-asian="Liberation Sans" style:font-name-complex="Liberation Sans"/>
    </style:style>
    <style:style style:name="T323" style:family="text">
      <style:text-properties officeooo:rsid="0085b22e"/>
    </style:style>
    <style:style style:name="T324" style:family="text">
      <style:text-properties fo:language="es" fo:country="ES"/>
    </style:style>
    <style:style style:name="T325" style:family="text">
      <style:text-properties fo:language="es" fo:country="ES" officeooo:rsid="0095ee6a"/>
    </style:style>
    <style:style style:name="T326" style:family="text">
      <style:text-properties fo:language="es" fo:country="ES" fo:font-style="italic" officeooo:rsid="0095ee6a" style:font-style-asian="italic" style:font-style-complex="italic"/>
    </style:style>
    <style:style style:name="T327" style:family="text">
      <style:text-properties fo:language="es" fo:country="ES" officeooo:rsid="01043246"/>
    </style:style>
    <style:style style:name="T328" style:family="text">
      <style:text-properties fo:language="es" fo:country="ES" officeooo:rsid="011edbc4"/>
    </style:style>
    <style:style style:name="T329" style:family="text">
      <style:text-properties style:use-window-font-color="true" loext:opacity="0%" style:font-name="Liberation Sans1" fo:font-size="11pt" fo:font-weight="normal" officeooo:rsid="00b8839e" style:font-size-asian="11pt" style:font-weight-asian="normal" style:font-size-complex="11pt" style:font-weight-complex="normal"/>
    </style:style>
    <style:style style:name="T330" style:family="text">
      <style:text-properties style:use-window-font-color="true" loext:opacity="0%" style:font-name="Liberation Sans1" fo:font-size="11pt" fo:font-weight="normal" officeooo:rsid="00bad151" style:font-size-asian="11pt" style:font-weight-asian="normal" style:font-size-complex="11pt" style:font-weight-complex="normal"/>
    </style:style>
    <style:style style:name="T331" style:family="text">
      <style:text-properties style:use-window-font-color="true" loext:opacity="0%" style:font-name="Liberation Sans1" fo:font-size="11pt" fo:font-weight="normal" officeooo:rsid="00bad94a" style:font-name-asian="Liberation Mono1" style:font-size-asian="11pt" style:font-weight-asian="normal" style:font-name-complex="Liberation Mono1" style:font-size-complex="11pt" style:font-weight-complex="normal"/>
    </style:style>
    <style:style style:name="T332" style:family="text">
      <style:text-properties style:use-window-font-color="true" loext:opacity="0%" style:font-name="Liberation Sans1" fo:font-size="11pt" fo:font-weight="normal" officeooo:rsid="00bd725c" style:font-name-asian="Liberation Mono1" style:font-size-asian="11pt" style:font-weight-asian="normal" style:font-name-complex="Liberation Mono1" style:font-size-complex="11pt" style:font-weight-complex="normal"/>
    </style:style>
    <style:style style:name="T333" style:family="text">
      <style:text-properties style:use-window-font-color="true" loext:opacity="0%" style:font-name="Liberation Sans1" fo:font-size="11pt" fo:font-weight="normal" officeooo:rsid="00c2dbf0" style:font-name-asian="Liberation Mono1" style:font-size-asian="11pt" style:font-weight-asian="normal" style:font-name-complex="Liberation Mono1" style:font-size-complex="11pt" style:font-weight-complex="normal"/>
    </style:style>
    <style:style style:name="T334" style:family="text">
      <style:text-properties style:use-window-font-color="true" loext:opacity="0%" style:font-name="Liberation Sans1" fo:font-size="11pt" fo:font-style="normal" officeooo:rsid="00e363af" style:font-size-asian="11pt" style:font-style-asian="normal"/>
    </style:style>
    <style:style style:name="T335" style:family="text">
      <style:text-properties style:use-window-font-color="true" loext:opacity="0%" style:font-name="Liberation Sans1" fo:font-size="11pt" fo:font-style="normal" officeooo:rsid="009edac3" style:font-size-asian="11pt" style:font-style-asian="normal"/>
    </style:style>
    <style:style style:name="T336" style:family="text">
      <style:text-properties style:use-window-font-color="true" loext:opacity="0%" style:font-name="Liberation Sans1" fo:font-size="11pt" fo:font-style="normal" officeooo:rsid="00c4ca04" style:font-size-asian="11pt" style:font-style-asian="normal"/>
    </style:style>
    <style:style style:name="T337" style:family="text">
      <style:text-properties style:use-window-font-color="true" loext:opacity="0%" style:font-name="Liberation Sans1" fo:font-size="11pt" fo:font-style="normal" officeooo:rsid="00df660a" style:font-size-asian="11pt" style:font-style-asian="normal"/>
    </style:style>
    <style:style style:name="T338" style:family="text">
      <style:text-properties style:use-window-font-color="true" loext:opacity="0%" style:font-name="Liberation Sans1" fo:font-size="11pt" fo:font-style="normal" officeooo:rsid="00c6a7bc" style:font-size-asian="11pt" style:font-style-asian="normal"/>
    </style:style>
    <style:style style:name="T339" style:family="text">
      <style:text-properties style:use-window-font-color="true" loext:opacity="0%" style:font-name="Liberation Sans1" fo:font-size="11pt" fo:font-style="normal" officeooo:rsid="00ca37c7" style:font-size-asian="11pt" style:font-style-asian="normal"/>
    </style:style>
    <style:style style:name="T340" style:family="text">
      <style:text-properties style:use-window-font-color="true" loext:opacity="0%" style:font-name="Liberation Sans1" fo:font-size="11pt" fo:font-style="normal" officeooo:rsid="0120ac9d" style:font-size-asian="11pt" style:font-style-asian="normal"/>
    </style:style>
    <style:style style:name="T341" style:family="text">
      <style:text-properties style:use-window-font-color="true" loext:opacity="0%" style:font-name="Liberation Sans1" fo:font-size="11pt" fo:font-style="normal" officeooo:rsid="00c4ca04" style:font-name-asian="Liberation Mono1" style:font-size-asian="11pt" style:font-style-asian="normal" style:font-name-complex="Liberation Mono1"/>
    </style:style>
    <style:style style:name="T342" style:family="text">
      <style:text-properties style:use-window-font-color="true" loext:opacity="0%" style:font-name="Liberation Sans1" fo:font-size="11pt" fo:font-style="normal" officeooo:rsid="00df660a" style:font-name-asian="Liberation Mono1" style:font-size-asian="11pt" style:font-style-asian="normal" style:font-name-complex="Liberation Mono1"/>
    </style:style>
    <style:style style:name="T343" style:family="text">
      <style:text-properties style:use-window-font-color="true" loext:opacity="0%" style:font-name="Liberation Sans1" fo:font-size="11pt" fo:font-style="normal" officeooo:rsid="00c6a7bc" style:font-name-asian="Liberation Mono1" style:font-size-asian="11pt" style:font-style-asian="normal" style:font-name-complex="Liberation Mono1"/>
    </style:style>
    <style:style style:name="T344" style:family="text">
      <style:text-properties style:use-window-font-color="true" loext:opacity="0%" style:font-name="Liberation Sans1" fo:font-size="11pt" fo:font-style="normal" officeooo:rsid="00e12235" style:font-name-asian="Liberation Mono1" style:font-size-asian="11pt" style:font-style-asian="normal" style:font-name-complex="Liberation Mono1"/>
    </style:style>
    <style:style style:name="T345" style:family="text">
      <style:text-properties style:use-window-font-color="true" loext:opacity="0%" style:font-name="Liberation Sans1" fo:font-style="normal" fo:font-weight="normal" officeooo:rsid="00f7a045" style:font-style-asian="normal" style:font-weight-asian="normal" style:font-style-complex="normal" style:font-weight-complex="normal"/>
    </style:style>
    <style:style style:name="T346" style:family="text">
      <style:text-properties style:use-window-font-color="true" loext:opacity="0%" style:font-name="Liberation Sans1" fo:font-style="normal" fo:font-weight="normal" officeooo:rsid="00f8133b" style:font-name-asian="Liberation Mono1" style:font-style-asian="normal" style:font-weight-asian="normal" style:font-name-complex="Liberation Mono1" style:font-style-complex="normal" style:font-weight-complex="normal"/>
    </style:style>
    <style:style style:name="T347" style:family="text">
      <style:text-properties style:use-window-font-color="true" loext:opacity="0%" style:font-name="Liberation Sans1" fo:font-style="normal" fo:font-weight="normal" officeooo:rsid="00fcbb8f" style:font-name-asian="Liberation Mono1" style:font-style-asian="normal" style:font-weight-asian="normal" style:font-name-complex="Liberation Mono1" style:font-style-complex="normal" style:font-weight-complex="normal"/>
    </style:style>
    <style:style style:name="T348" style:family="text">
      <style:text-properties style:use-window-font-color="true" loext:opacity="0%" style:font-name="Liberation Sans1" fo:font-style="normal" style:text-underline-style="none" fo:font-weight="normal" officeooo:rsid="00f7a045" style:font-style-asian="normal" style:font-weight-asian="normal" style:font-style-complex="normal" style:font-weight-complex="normal"/>
    </style:style>
    <style:style style:name="T349" style:family="text">
      <style:text-properties style:use-window-font-color="true" loext:opacity="0%" style:font-name="Liberation Sans1" fo:font-style="normal" style:text-underline-style="none" fo:font-weight="normal" officeooo:rsid="00f8cea1" style:font-style-asian="normal" style:font-weight-asian="normal" style:font-style-complex="normal" style:font-weight-complex="normal"/>
    </style:style>
    <style:style style:name="T350" style:family="text">
      <style:text-properties style:use-window-font-color="true" loext:opacity="0%" style:font-name="Liberation Sans1" fo:font-style="normal" style:text-underline-style="none" fo:font-weight="bold" officeooo:rsid="00f51255" style:font-style-asian="normal" style:font-weight-asian="bold" style:font-style-complex="normal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officeooo:rsid="00cea0bf"/>
    </style:style>
    <style:style style:name="T353" style:family="text">
      <style:text-properties officeooo:rsid="00ceaf15"/>
    </style:style>
    <style:style style:name="T354" style:family="text">
      <style:text-properties fo:font-variant="normal" fo:text-transform="none" fo:color="#595959" loext:opacity="100%" style:font-name="Liberation Sans1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355" style:family="text">
      <style:text-properties fo:font-variant="normal" fo:text-transform="none" fo:color="#595959" loext:opacity="100%" style:font-name="Liberation Sans1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356" style:family="text">
      <style:text-properties fo:font-variant="normal" fo:text-transform="none" fo:color="#595959" loext:opacity="100%" style:font-name="Liberation Sans1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357" style:family="text">
      <style:text-properties fo:font-variant="normal" fo:text-transform="none" fo:letter-spacing="normal" fo:font-style="normal" fo:font-weight="normal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358" style:family="text">
      <style:text-properties officeooo:rsid="010dae48"/>
    </style:style>
    <style:style style:name="T359" style:family="text">
      <style:text-properties officeooo:rsid="010e317a"/>
    </style:style>
    <style:style style:name="T360" style:family="text">
      <style:text-properties officeooo:rsid="01198cc4"/>
    </style:style>
    <style:style style:name="T361" style:family="text">
      <style:text-properties officeooo:rsid="011c86cd"/>
    </style:style>
    <style:style style:name="T362" style:family="text">
      <style:text-properties officeooo:rsid="011edbc4"/>
    </style:style>
    <style:style style:name="T363" style:family="text">
      <style:text-properties style:font-name="Liberation Sans1" fo:font-size="11pt" style:font-size-asian="11pt" style:font-size-complex="11pt"/>
    </style:style>
    <style:style style:name="T364" style:family="text">
      <style:text-properties style:font-name="Liberation Sans1" fo:font-size="11pt" officeooo:rsid="000eb537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2973_1454954875"/><text:span text:style-name="T293">Funciones para crear v</text:span>ectores <text:span text:style-name="T360">de tipo</text:span> <text:span text:style-name="T22">crudo</text:span><text:span text:style-name="T48"> </text:span><text:span text:style-name="T49">o </text:span><text:span text:style-name="T50">para</text:span><text:span text:style-name="T49"> verificar s</text:span><text:span text:style-name="T51">i</text:span><text:span text:style-name="T49"> un vector </text:span><text:span text:style-name="T51">es </text:span><text:span text:style-name="T53">de tipo</text:span><text:span text:style-name="T51"> </text:span><text:span text:style-name="T24">c</text:span><text:span text:style-name="T23">rudo</text:span><text:bookmark-end text:name="__RefHeading___Toc2973_1454954875"/></text:h>
      <text:h text:style-name="P26" text:outline-level="2"><text:bookmark-start text:name="__RefHeading___Toc2975_1454954875"/><text:span text:style-name="T294">1. </text:span>Descripción<text:bookmark-end text:name="__RefHeading___Toc2975_1454954875"/></text:h>
      <text:p text:style-name="P28"><text:span text:style-name="T56">La función </text:span><text:span text:style-name="T26">raw</text:span><text:span text:style-name="T27">()</text:span><text:span text:style-name="T56"> crea</text:span><text:span text:style-name="T139">rá</text:span><text:span text:style-name="T56"> </text:span><text:span text:style-name="T59">un vector</text:span><text:span text:style-name="T56"> de </text:span><text:span text:style-name="T297">tipo</text:span><text:span text:style-name="T302"> </text:span><text:span text:style-name="Source_20_Text"><text:span text:style-name="T26">"</text:span></text:span><text:span text:style-name="T30">raw</text:span><text:span text:style-name="Source_20_Text"><text:span text:style-name="T30">"</text:span></text:span><text:span text:style-name="T184"> </text:span><text:span text:style-name="T183">o </text:span><text:span text:style-name="Source_20_Text"><text:span text:style-name="T142">crudo</text:span></text:span><text:span text:style-name="Source_20_Text"><text:span text:style-name="T182">,</text:span></text:span><text:span text:style-name="Source_20_Text"><text:span text:style-name="T142"> </text:span></text:span><text:span text:style-name="Source_20_Text"><text:span text:style-name="T180">que almacena</text:span></text:span><text:span text:style-name="Source_20_Text"><text:span text:style-name="T182"> </text:span></text:span><text:span text:style-name="Source_20_Text"><text:span text:style-name="T144">bytes</text:span></text:span><text:span text:style-name="Source_20_Text"><text:span text:style-name="T183"> </text:span></text:span><text:span text:style-name="Source_20_Text"><text:span text:style-name="T181">sin codificar </text:span></text:span><text:span text:style-name="Source_20_Text"><text:span text:style-name="T192">representados por valores hexadecimales, </text:span></text:span><text:span text:style-name="Source_20_Text"><text:span text:style-name="T193">también son </text:span></text:span><text:span text:style-name="Source_20_Text"><text:span text:style-name="T197">conocidos como</text:span></text:span><text:span text:style-name="Source_20_Text"><text:span text:style-name="T193"> datos sin procesar</text:span></text:span><text:span text:style-name="Source_20_Text"><text:span text:style-name="T57">.</text:span></text:span><text:span text:style-name="Source_20_Text"><text:span text:style-name="T59"> </text:span></text:span><text:span text:style-name="Source_20_Text"><text:span text:style-name="T60">Para más información sobre el almacenamiento de datos crudos véase la sección </text:span></text:span><text:span text:style-name="Source_20_Text"><text:span text:style-name="T143">Detalles</text:span></text:span><text:span text:style-name="Source_20_Text"><text:span text:style-name="T187"> </text:span></text:span><text:span text:style-name="Source_20_Text"><text:span text:style-name="T191">y</text:span></text:span><text:span text:style-name="Source_20_Text"><text:span text:style-name="T188"> </text:span></text:span><text:span text:style-name="Source_20_Text"><text:span text:style-name="T80">para </text:span></text:span><text:span text:style-name="Source_20_Text"><text:span text:style-name="T81">una </text:span></text:span><text:span text:style-name="Source_20_Text"><text:span text:style-name="T174">introducción</text:span></text:span><text:span text:style-name="Source_20_Text"><text:span text:style-name="T81"> al formato hexadecimal véase la sección </text:span></text:span><text:span text:style-name="Source_20_Text"><text:span text:style-name="T146">Formato binario y hexadecimal</text:span></text:span><text:span text:style-name="Source_20_Text"><text:span text:style-name="T185">, </text:span></text:span><text:span text:style-name="Source_20_Text"><text:span text:style-name="T186">ambas </text:span></text:span><text:span text:style-name="Source_20_Text"><text:span text:style-name="T185">en esta página de ayuda</text:span></text:span><text:span text:style-name="Source_20_Text"><text:span text:style-name="T60">.</text:span></text:span></text:p>
      <text:p text:style-name="P28"><text:span text:style-name="Source_20_Text"><text:span text:style-name="T58">La función </text:span></text:span><text:span text:style-name="Source_20_Text"><text:span text:style-name="T28">as.raw()</text:span></text:span><text:span text:style-name="Source_20_Text"><text:span text:style-name="T58"> </text:span></text:span><text:span text:style-name="Source_20_Text"><text:span text:style-name="T176">coaccionará</text:span></text:span><text:span text:style-name="Source_20_Text"><text:span text:style-name="T58"> </text:span></text:span><text:span text:style-name="Source_20_Text"><text:span text:style-name="T173">hacia el</text:span></text:span><text:span text:style-name="Source_20_Text"><text:span text:style-name="T58"> tipo crudo </text:span></text:span><text:span text:style-name="Source_20_Text"><text:span text:style-name="T133">cualquier </text:span></text:span><text:span text:style-name="Source_20_Text"><text:span text:style-name="T173">vector</text:span></text:span><text:span text:style-name="Source_20_Text"><text:span text:style-name="T58">. </text:span></text:span><text:span text:style-name="Source_20_Text"><text:span text:style-name="T161">Por su parte</text:span></text:span><text:span text:style-name="Source_20_Text"><text:span text:style-name="T58">, </text:span></text:span><text:span text:style-name="Source_20_Text"><text:span text:style-name="T62">la función</text:span></text:span><text:span text:style-name="Source_20_Text"><text:span text:style-name="T58"> </text:span></text:span><text:span text:style-name="Source_20_Text"><text:span text:style-name="T28">is.r</text:span></text:span><text:span text:style-name="Source_20_Text"><text:span text:style-name="T29">aw()</text:span></text:span><text:span text:style-name="Source_20_Text"><text:span text:style-name="T61"> verifica</text:span></text:span><text:span text:style-name="Source_20_Text"><text:span text:style-name="T140">rá</text:span></text:span><text:span text:style-name="Source_20_Text"><text:span text:style-name="T61"> si un objeto es de tipo </text:span></text:span><text:span text:style-name="Source_20_Text"><text:span text:style-name="T160">crudo</text:span></text:span><text:span text:style-name="Source_20_Text"><text:span text:style-name="T61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Contenido</text:p>
          </text:index-title>
          <text:p text:style-name="P40"><text:a xlink:type="simple" xlink:href="#__RefHeading___Toc2973_1454954875" text:style-name="Index_20_Link" text:visited-style-name="Index_20_Link"><text:span text:style-name="T284">Funciones para crear vectores de tipo </text:span></text:a><text:a xlink:type="simple" xlink:href="#__RefHeading___Toc2973_1454954875" text:style-name="Index_20_Link" text:visited-style-name="Index_20_Link"><text:span text:style-name="T285">crudo</text:span></text:a><text:a xlink:type="simple" xlink:href="#__RefHeading___Toc2973_1454954875" text:style-name="Index_20_Link" text:visited-style-name="Index_20_Link"><text:span text:style-name="T286"> o para verificar si un vector es de tipo </text:span></text:a><text:a xlink:type="simple" xlink:href="#__RefHeading___Toc2973_1454954875" text:style-name="Index_20_Link" text:visited-style-name="Index_20_Link"><text:span text:style-name="T285">crudo</text:span></text:a><text:a xlink:type="simple" xlink:href="#__RefHeading___Toc2973_1454954875" text:style-name="Index_20_Link" text:visited-style-name="Index_20_Link"><text:span text:style-name="T284"><text:tab/>1</text:span></text:a></text:p>
          <text:p text:style-name="P41"><text:a xlink:type="simple" xlink:href="#__RefHeading___Toc2975_1454954875" text:style-name="Index_20_Link" text:visited-style-name="Index_20_Link"><text:span text:style-name="T284">1. Descripción<text:tab/>1</text:span></text:a></text:p>
          <text:p text:style-name="P41"><text:a xlink:type="simple" xlink:href="#__RefHeading___Toc2977_1454954875" text:style-name="Index_20_Link" text:visited-style-name="Index_20_Link"><text:span text:style-name="T284">2. Forma de uso o sintaxis<text:tab/>1</text:span></text:a></text:p>
          <text:p text:style-name="P41"><text:a xlink:type="simple" xlink:href="#__RefHeading___Toc2981_1454954875" text:style-name="Index_20_Link" text:visited-style-name="Index_20_Link"><text:span text:style-name="T284">4. Detalles<text:tab/>2</text:span></text:a></text:p>
          <text:p text:style-name="P41"><text:a xlink:type="simple" xlink:href="#__RefHeading___Toc2983_1454954875" text:style-name="Index_20_Link" text:visited-style-name="Index_20_Link"><text:span text:style-name="T284">5. Formato binario y hexadecimal<text:tab/>2</text:span></text:a></text:p>
          <text:p text:style-name="P41"><text:a xlink:type="simple" xlink:href="#__RefHeading___Toc2985_1454954875" text:style-name="Index_20_Link" text:visited-style-name="Index_20_Link"><text:span text:style-name="T284">6. Valor devuelto<text:tab/>3</text:span></text:a></text:p>
          <text:p text:style-name="P41"><text:a xlink:type="simple" xlink:href="#__RefHeading___Toc2987_1454954875" text:style-name="Index_20_Link" text:visited-style-name="Index_20_Link"><text:span text:style-name="T284">7. También véase<text:tab/>4</text:span></text:a></text:p>
          <text:p text:style-name="P41"><text:a xlink:type="simple" xlink:href="#__RefHeading___Toc7303_360516831" text:style-name="Index_20_Link" text:visited-style-name="Index_20_Link"><text:span text:style-name="T284">8. Ejemplos<text:tab/>4</text:span></text:a></text:p>
          <text:p text:style-name="P41"><text:a xlink:type="simple" xlink:href="#__RefHeading___Toc7305_360516831" text:style-name="Index_20_Link" text:visited-style-name="Index_20_Link"><text:span text:style-name="T284">9. Código fuente<text:tab/>4</text:span></text:a></text:p>
          <text:p text:style-name="P42"><text:a xlink:type="simple" xlink:href="#__RefHeading___Toc7307_360516831" text:style-name="Index_20_Link" text:visited-style-name="Index_20_Link"><text:span text:style-name="T284">1. raw()<text:tab/>4</text:span></text:a></text:p>
          <text:p text:style-name="P42"><text:a xlink:type="simple" xlink:href="#__RefHeading___Toc7309_360516831" text:style-name="Index_20_Link" text:visited-style-name="Index_20_Link"><text:span text:style-name="T284">2. as.raw()<text:tab/>4</text:span></text:a></text:p>
          <text:p text:style-name="P42"><text:a xlink:type="simple" xlink:href="#__RefHeading___Toc7311_360516831" text:style-name="Index_20_Link" text:visited-style-name="Index_20_Link"><text:span text:style-name="T284">3. is.raw()<text:tab/>4</text:span></text:a></text:p>
          <text:p text:style-name="P41"><text:a xlink:type="simple" xlink:href="#__RefHeading___Toc7313_360516831" text:style-name="Index_20_Link" text:visited-style-name="Index_20_Link"><text:span text:style-name="T286">10. Sobre la traducción</text:span></text:a><text:a xlink:type="simple" xlink:href="#__RefHeading___Toc7313_360516831" text:style-name="Index_20_Link" text:visited-style-name="Index_20_Link"><text:span text:style-name="T284"><text:tab/>4</text:span></text:a></text:p>
        </text:index-body>
      </text:table-of-content>
      <text:h text:style-name="P24" text:outline-level="2"><text:bookmark-start text:name="__RefHeading___Toc2977_1454954875"/>2. Forma de uso o sintaxis<text:bookmark-end text:name="__RefHeading___Toc2977_1454954875"/></text:h>
      <text:p text:style-name="P2"><text:tab/><text:tab/>raw(length = 0)</text:p>
      <text:p text:style-name="P2"><text:tab/><text:tab/>as.raw(x)</text:p>
      <text:p text:style-name="P7"><text:tab/><text:tab/>is.raw(x)</text:p>
      <text:p text:style-name="P25">3. Argumentos</text:p>
      <text:p text:style-name="P18">Tabla 1. Argumentos de las funciones de creación de vectores crud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700717676336">
          <table:table-cell table:style-name="Table2.A1" office:value-type="string">
            <text:p text:style-name="P9">Argumento</text:p>
          </table:table-cell>
          <table:table-cell table:style-name="Table2.A1" office:value-type="string">
            <text:p text:style-name="P10">Valor esperado</text:p>
          </table:table-cell>
          <table:table-cell table:style-name="Table2.A1" office:value-type="string">
            <text:p text:style-name="P10">Descripción</text:p>
          </table:table-cell>
        </table:table-row>
        <table:table-row table:style-name="TableLine140700723299888">
          <table:table-cell table:style-name="Table2.A2" office:value-type="string">
            <text:p text:style-name="Table_20_Contents"><text:span text:style-name="Source_20_Text"><text:span text:style-name="T2">l</text:span></text:span><text:span text:style-name="Source_20_Text"><text:span text:style-name="T1">ength</text:span></text:span></text:p>
            <text:p text:style-name="P19"><text:span text:style-name="Source_20_Text"><text:span text:style-name="T6">extensión</text:span></text:span></text:p>
          </table:table-cell>
          <table:table-cell table:style-name="Table2.A2" office:value-type="string">
            <text:p text:style-name="P10">Un valor entero <text:span text:style-name="T361">mayor o igual a cero.</text:span></text:p>
          </table:table-cell>
          <table:table-cell table:style-name="Table2.A2" office:value-type="string">
            <text:p text:style-name="P12"><text:span text:style-name="T47">Extensión deseada del vector, es decir, el número de elementos que almacenará. </text:span><text:span text:style-name="T52">El argumento de extensión sólo aceptará </text:span><text:span text:style-name="T54">valores mayores o iguales a cero</text:span><text:span text:style-name="T52">. Los valores continuos o con decimales serán convertidos a entero y la aportación de más de dos valores devolverá un mensaje de error.</text:span> Cada elemento representa<text:span text:style-name="T352">rá a</text:span> un <text:span text:style-name="T21">byte.</text:span></text:p>
          </table:table-cell>
        </table:table-row>
        <table:table-row table:style-name="TableLine140700723298448">
          <table:table-cell table:style-name="Table2.A3" office:value-type="string">
            <text:p text:style-name="Table_20_Contents"><text:span text:style-name="Source_20_Text"><text:span text:style-name="T42">x</text:span></text:span></text:p>
            <text:p text:style-name="P20">objeto</text:p>
          </table:table-cell>
          <table:table-cell table:style-name="Table2.A3" office:value-type="string">
            <text:p text:style-name="P10">Un objeto.</text:p>
          </table:table-cell>
          <table:table-cell table:style-name="Table2.A3" office:value-type="string">
            <text:p text:style-name="P11">Un objeto <text:span text:style-name="T353">p</text:span>a<text:span text:style-name="T353">ra</text:span> ser <text:span text:style-name="T361">coaccionado</text:span> como vector de tipo crudo.</text:p>
          </table:table-cell>
        </table:table-row>
      </table:table>
      <text:h text:style-name="P23" text:outline-level="2"><text:bookmark-start text:name="__RefHeading___Toc2981_1454954875"/><text:soft-page-break/>4. Detalles<text:bookmark-end text:name="__RefHeading___Toc2981_1454954875"/></text:h>
      <text:p text:style-name="P13"><text:span text:style-name="Source_20_Text"><text:span text:style-name="T272">El </text:span></text:span><text:span text:style-name="Source_20_Text"><text:span text:style-name="T307">tipo </text:span></text:span><text:span text:style-name="Source_20_Text"><text:span text:style-name="T308">de </text:span></text:span><text:span text:style-name="Source_20_Text"><text:span text:style-name="T306">almacenamiento</text:span></text:span><text:span text:style-name="Source_20_Text"><text:span text:style-name="T265"> </text:span></text:span><text:span text:style-name="Source_20_Text"><text:span text:style-name="T295">"raw"</text:span></text:span><text:span text:style-name="Source_20_Text"><text:span text:style-name="T265"> </text:span></text:span><text:span text:style-name="Source_20_Text"><text:span text:style-name="T199">consiste en </text:span></text:span><text:span text:style-name="Source_20_Text"><text:span text:style-name="T217">un</text:span></text:span><text:span text:style-name="Source_20_Text"><text:span text:style-name="T199"> </text:span></text:span><text:span text:style-name="Source_20_Text"><text:span text:style-name="T218">formato</text:span></text:span><text:span text:style-name="Source_20_Text"><text:span text:style-name="T215"> </text:span></text:span><text:span text:style-name="Source_20_Text"><text:span text:style-name="T218">específico </text:span></text:span><text:span text:style-name="Source_20_Text"><text:span text:style-name="T215">de </text:span></text:span><text:span text:style-name="Source_20_Text"><text:span text:style-name="T10">R</text:span></text:span><text:span text:style-name="Source_20_Text"><text:span text:style-name="T199"> </text:span></text:span><text:span text:style-name="Source_20_Text"><text:span text:style-name="T216">para </text:span></text:span><text:span text:style-name="Source_20_Text"><text:span text:style-name="T219">contener</text:span></text:span><text:span text:style-name="Source_20_Text"><text:span text:style-name="T216"> </text:span></text:span><text:span text:style-name="Source_20_Text"><text:span text:style-name="T262">bytes</text:span></text:span><text:span text:style-name="Source_20_Text"><text:span text:style-name="T224"> </text:span></text:span><text:span text:style-name="Source_20_Text"><text:span text:style-name="T254">binarios</text:span></text:span><text:span text:style-name="Source_20_Text"><text:span text:style-name="T234">, </text:span></text:span><text:span text:style-name="Source_20_Text"><text:span text:style-name="T242">es decir, </text:span></text:span><text:span text:style-name="Source_20_Text"><text:span text:style-name="T259">bytes</text:span></text:span><text:span text:style-name="Source_20_Text"><text:span text:style-name="T242"> </text:span></text:span><text:span text:style-name="Source_20_Text"><text:span text:style-name="T254">crudos</text:span></text:span><text:span text:style-name="Source_20_Text"><text:span text:style-name="T242"> o </text:span></text:span><text:span text:style-name="Source_20_Text"><text:span text:style-name="T225">sin </text:span></text:span><text:span text:style-name="Source_20_Text"><text:span text:style-name="T251">codificar</text:span></text:span><text:span text:style-name="Source_20_Text"><text:span text:style-name="T253">,</text:span></text:span><text:span text:style-name="Source_20_Text"><text:span text:style-name="T248"> dentro de vectores del mismo tipo. E</text:span></text:span><text:span text:style-name="Source_20_Text"><text:span text:style-name="T250">n</text:span></text:span><text:span text:style-name="Source_20_Text"><text:span text:style-name="T248"> este formato, </text:span></text:span><text:span text:style-name="Source_20_Text"><text:span text:style-name="T249">cada </text:span></text:span><text:span text:style-name="Source_20_Text"><text:span text:style-name="T263">byte</text:span></text:span><text:span text:style-name="Source_20_Text"><text:span text:style-name="T249"> almacenado</text:span></text:span><text:span text:style-name="Source_20_Text"><text:span text:style-name="T248"> </text:span></text:span><text:span text:style-name="Source_20_Text"><text:span text:style-name="T255">es</text:span></text:span><text:span text:style-name="Source_20_Text"><text:span text:style-name="T233"> representado </text:span></text:span><text:span text:style-name="Source_20_Text"><text:span text:style-name="T234">como</text:span></text:span><text:span text:style-name="Source_20_Text"><text:span text:style-name="T216"> un par de </text:span></text:span><text:span text:style-name="Source_20_Text"><text:span text:style-name="T199">números </text:span></text:span><text:span text:style-name="Source_20_Text"><text:span text:style-name="T220">en </text:span></text:span><text:a xlink:type="simple" xlink:href="https://es.wikipedia.org/wiki/Sistema_hexadecimal" text:style-name="Internet_20_link" text:visited-style-name="Visited_20_Internet_20_Link"><text:span text:style-name="Source_20_Text"><text:span text:style-name="T220">notación</text:span></text:span></text:a><text:a xlink:type="simple" xlink:href="https://es.wikipedia.org/wiki/Sistema_hexadecimal" text:style-name="Internet_20_link" text:visited-style-name="Visited_20_Internet_20_Link"><text:span text:style-name="Source_20_Text"><text:span text:style-name="T221"> </text:span></text:span></text:a><text:a xlink:type="simple" xlink:href="https://es.wikipedia.org/wiki/Sistema_hexadecimal" text:style-name="Internet_20_link" text:visited-style-name="Visited_20_Internet_20_Link"><text:span text:style-name="Source_20_Text"><text:span text:style-name="T222">hexadecimal</text:span></text:span></text:a><text:span text:style-name="Source_20_Text"><text:span text:style-name="T226">. </text:span></text:span><text:span text:style-name="Source_20_Text"><text:span text:style-name="T227">Los elementos </text:span></text:span><text:span text:style-name="Source_20_Text"><text:span text:style-name="T228">de</text:span></text:span><text:span text:style-name="Source_20_Text"><text:span text:style-name="T243"> un</text:span></text:span><text:span text:style-name="Source_20_Text"><text:span text:style-name="T227"> vector crudo </text:span></text:span><text:span text:style-name="Source_20_Text"><text:span text:style-name="T244">consist</text:span></text:span><text:span text:style-name="Source_20_Text"><text:span text:style-name="T245">irán, entonces,</text:span></text:span><text:span text:style-name="Source_20_Text"><text:span text:style-name="T244"> en</text:span></text:span><text:span text:style-name="Source_20_Text"><text:span text:style-name="T227"> pares de dígitos hexadecimales. </text:span></text:span><text:span text:style-name="Source_20_Text"><text:span text:style-name="T251">De esta manera</text:span></text:span><text:span text:style-name="Source_20_Text"><text:span text:style-name="T250">, </text:span></text:span><text:span text:style-name="Source_20_Text"><text:span text:style-name="T227">un dígito</text:span></text:span><text:span text:style-name="Source_20_Text"><text:span text:style-name="T235"> </text:span></text:span><text:span text:style-name="Source_20_Text"><text:span text:style-name="T236">individual</text:span></text:span><text:span text:style-name="Source_20_Text"><text:span text:style-name="T235"> representa</text:span></text:span><text:span text:style-name="Source_20_Text"><text:span text:style-name="T237">rá</text:span></text:span><text:span text:style-name="Source_20_Text"><text:span text:style-name="T227"> </text:span></text:span><text:span text:style-name="Source_20_Text"><text:span text:style-name="T235">medio </text:span></text:span><text:span text:style-name="Source_20_Text"><text:span text:style-name="T247">octeto</text:span></text:span><text:span text:style-name="Source_20_Text"><text:span text:style-name="T235">, y c</text:span></text:span><text:span text:style-name="Source_20_Text"><text:span text:style-name="T238">ada par </text:span></text:span><text:span text:style-name="Source_20_Text"><text:span text:style-name="T235">de dígitos </text:span></text:span><text:span text:style-name="Source_20_Text"><text:span text:style-name="T238">representa</text:span></text:span><text:span text:style-name="Source_20_Text"><text:span text:style-name="T237">rá</text:span></text:span><text:span text:style-name="Source_20_Text"><text:span text:style-name="T235"> un </text:span></text:span><text:span text:style-name="Source_20_Text"><text:span text:style-name="T247">octeto</text:span></text:span><text:span text:style-name="Source_20_Text"><text:span text:style-name="T238"> </text:span></text:span><text:span text:style-name="Source_20_Text"><text:span text:style-name="T235">completo.</text:span></text:span><text:span text:style-name="Source_20_Text"><text:span text:style-name="T227"> </text:span></text:span><text:span text:style-name="Source_20_Text"><text:span text:style-name="T231">Para una breve explicación </text:span></text:span><text:span text:style-name="Source_20_Text"><text:span text:style-name="T246">sobre</text:span></text:span><text:span text:style-name="Source_20_Text"><text:span text:style-name="T231"> la relación entre datos crudos y hexadecimales v</text:span></text:span><text:span text:style-name="Source_20_Text"><text:span text:style-name="T229">éase </text:span></text:span><text:span text:style-name="Source_20_Text"><text:span text:style-name="T231">primero</text:span></text:span><text:span text:style-name="Source_20_Text"><text:span text:style-name="T229"> la sección </text:span></text:span><text:span text:style-name="Source_20_Text"><text:span text:style-name="T258">Formato binario y hexadecimal</text:span></text:span><text:span text:style-name="Source_20_Text"><text:span text:style-name="T229"> </text:span></text:span><text:span text:style-name="Source_20_Text"><text:span text:style-name="T231">en esta página de ayuda</text:span></text:span><text:span text:style-name="Source_20_Text"><text:span text:style-name="T230">. </text:span></text:span><text:span text:style-name="Source_20_Text"><text:span text:style-name="T239">Los </text:span></text:span><text:span text:style-name="Source_20_Text"><text:span text:style-name="T248">vectores</text:span></text:span><text:span text:style-name="Source_20_Text"><text:span text:style-name="T239"> crudos son un </text:span></text:span><text:span text:style-name="Source_20_Text"><text:span text:style-name="T309">tipo de vector</text:span></text:span><text:span text:style-name="Source_20_Text"><text:span text:style-name="T241"> atómico o elemental</text:span></text:span><text:span text:style-name="Source_20_Text"><text:span text:style-name="T239"> </text:span></text:span><text:span text:style-name="Source_20_Text"><text:span text:style-name="T252">de</text:span></text:span><text:span text:style-name="Source_20_Text"><text:span text:style-name="T240"> </text:span></text:span><text:span text:style-name="Source_20_Text"><text:span text:style-name="T12">R</text:span></text:span><text:span text:style-name="Source_20_Text"><text:span text:style-name="T239"> </text:span></text:span><text:span text:style-name="Source_20_Text"><text:span text:style-name="T345">y, </text:span></text:span><text:span text:style-name="Source_20_Text"><text:span text:style-name="T347">también</text:span></text:span><text:span text:style-name="Source_20_Text"><text:span text:style-name="T346">,</text:span></text:span><text:span text:style-name="Source_20_Text"><text:span text:style-name="T345"> son un </text:span></text:span><text:span text:style-name="Source_20_Text"><text:span text:style-name="T310">tipo de objeto</text:span></text:span><text:span text:style-name="Source_20_Text"><text:span text:style-name="T348"> </text:span></text:span><text:span text:style-name="Source_20_Text"><text:span text:style-name="T349">básico del lenguaje</text:span></text:span><text:span text:style-name="Source_20_Text"><text:span text:style-name="T350">.</text:span></text:span></text:p>
      <text:p text:style-name="P32"><text:span text:style-name="T121">La extracción o reemplazo de</text:span><text:span text:style-name="T56"> </text:span><text:span text:style-name="T122">elementos individuales de un vector crudo </text:span><text:span text:style-name="T121">será posible mediante indización simple.</text:span><text:span text:style-name="T123"> </text:span><text:span text:style-name="T124">S</text:span><text:span text:style-name="T122">in embargo, la operación de remplazo </text:span><text:span text:style-name="T121">o asignación </text:span><text:span text:style-name="T122">de valores </text:span><text:span text:style-name="T56">solo </text:span><text:span text:style-name="T121">podrá realizarse con</text:span><text:span text:style-name="T122"> valores </text:span><text:span text:style-name="T121">de entrada que</text:span><text:span text:style-name="T122"> sean de tipo crudo o </text:span><text:span text:style-name="T125">que hayan sido</text:span><text:span text:style-name="T122"> constreñidos a este tipo</text:span><text:span text:style-name="T56">. </text:span><text:span text:style-name="T121">Por ejemplo, con elementos que provengan de otros vectores de tipo crudo.</text:span><text:span text:style-name="T56"> </text:span><text:span text:style-name="T126">Para los vectores crudos, l</text:span><text:span text:style-name="T56">os </text:span><text:span text:style-name="T297">operadores relacionales</text:span><text:span text:style-name="T56"> funciona</text:span><text:span text:style-name="T125">rán </text:span><text:span text:style-name="T127">con el mismo método que </text:span><text:span text:style-name="T126">los </text:span><text:span text:style-name="T300">operadores lógicos</text:span><text:span text:style-name="T56">, </text:span><text:span text:style-name="T127">que consiste en</text:span><text:span text:style-name="T56"> </text:span><text:span text:style-name="T127">interpretar la</text:span><text:span text:style-name="T123"> </text:span><text:span text:style-name="T153">operació</text:span><text:span text:style-name="T154">n</text:span><text:span text:style-name="T123"> </text:span><text:span text:style-name="T156">bit</text:span><text:span text:style-name="T153"> a </text:span><text:span text:style-name="T156">bit</text:span><text:span text:style-name="T56">. </text:span><text:span text:style-name="T124">Para mayor información, véase la página de ayuda del tema </text:span><text:span text:style-name="T301">Comparaciones</text:span><text:span text:style-name="T124">, </text:span><text:span text:style-name="T128">que</text:span><text:span text:style-name="T124"> detalla cómo los operadores relacionales </text:span><text:span text:style-name="T128">interpretarán</text:span><text:span text:style-name="T124"> el orden numérico de la </text:span><text:span text:style-name="T127">representación de </text:span><text:span text:style-name="T155">bytes</text:span><text:span text:style-name="T190">.</text:span></text:p>
      <text:p text:style-name="P31"><text:span text:style-name="T111">L</text:span><text:span text:style-name="T112">os elementos de un vector crudo serán, </text:span><text:span text:style-name="T113">entonces,</text:span><text:span text:style-name="T112"> </text:span><text:span text:style-name="T114">par</text:span><text:span text:style-name="T112">es</text:span><text:span text:style-name="T114"> de dígitos hexadecimales </text:span><text:span text:style-name="T113">que representan, </text:span><text:span text:style-name="T115">a su vez,</text:span><text:span text:style-name="T113"> </text:span><text:span text:style-name="T157">bytes</text:span><text:span text:style-name="T113"> individuales</text:span><text:span text:style-name="T114">. </text:span><text:span text:style-name="T116">El despliegue en pantalla de </text:span><text:span text:style-name="T111">los vectores crudos mostrará a cada </text:span><text:span text:style-name="T158">byte</text:span><text:span text:style-name="T111"> separado uno del otro, en caso de que el vector </text:span><text:span text:style-name="T117">con</text:span><text:span text:style-name="T111">tenga </text:span><text:span text:style-name="T118">más de un elemento.</text:span><text:span text:style-name="T116"> </text:span><text:span text:style-name="T119">U</text:span><text:span text:style-name="T56">tilice </text:span><text:span text:style-name="T119">la función</text:span><text:span text:style-name="T56"> </text:span><text:span text:style-name="T312">rawToChar</text:span><text:span text:style-name="T26">()</text:span><text:span text:style-name="T56"> </text:span><text:span text:style-name="T119">s</text:span><text:span text:style-name="T56">i desea ver la representación de caracteres de </text:span><text:span text:style-name="T119">cada</text:span><text:span text:style-name="T56"> </text:span><text:span text:style-name="T152">byte</text:span><text:span text:style-name="T119">. En caso de que los códigos hexadecimales correspondan a caracteres no imprimibles se desplegarán también </text:span><text:span text:style-name="T120">las</text:span><text:span text:style-name="T119"> secuencias de escape.</text:span></text:p>
      <text:p text:style-name="P16"><text:span text:style-name="T324">La </text:span><text:span text:style-name="T328">coacción</text:span><text:span text:style-name="T324"> a</text:span><text:span text:style-name="T325">l tipo crudo</text:span><text:span text:style-name="T324"> trata</text:span><text:span text:style-name="T325">rá a</text:span><text:span text:style-name="T324"> los valores de entrada como si representaran números </text:span><text:span text:style-name="T325">naturales</text:span><text:span text:style-name="T324"> (</text:span><text:span text:style-name="T327">en notación </text:span><text:span text:style-name="T324">decimal) </text:span><text:span text:style-name="T325">menores a 256</text:span><text:span text:style-name="T324">, por lo que </text:span><text:span text:style-name="T325">el valor de</text:span><text:span text:style-name="T324"> entrada se conv</text:span><text:span text:style-name="T325">ertirá</text:span><text:span text:style-name="T324"> primero en un número entero. </text:span><text:span text:style-name="T325">Si los </text:span><text:span text:style-name="T324">valores </text:span><text:span text:style-name="T325">de entrada</text:span><text:span text:style-name="T324"> están fuera del rango </text:span><text:span text:style-name="T325">inclusivo entre</text:span><text:span text:style-name="T324"> 0 </text:span><text:span text:style-name="T325">y</text:span><text:span text:style-name="T324"> 255, o son </text:span><text:span text:style-name="T325">valores no disponibles</text:span><text:span text:style-name="T324"> </text:span><text:span text:style-name="T325">(</text:span><text:span text:style-name="T43">NA</text:span><text:span text:style-name="T325">), su valor </text:span><text:span text:style-name="T324">se establece</text:span><text:span text:style-name="T325">rá como</text:span><text:span text:style-name="T324"> 0, </text:span><text:span text:style-name="T325">conocido como el </text:span><text:span text:style-name="T326">byte</text:span><text:span text:style-name="T325"> nulo.</text:span> <text:span text:style-name="T362">El tipo de datos crudos no cuenta con un valor no disponible o perdido propio.</text:span></text:p>
      <text:p text:style-name="Text_20_body"><text:span text:style-name="Source_20_Text"><text:span text:style-name="T77">Las funciones </text:span></text:span><text:span text:style-name="Source_20_Text"><text:span text:style-name="T25">as.raw</text:span></text:span><text:span text:style-name="Source_20_Text"><text:span text:style-name="T31">()</text:span></text:span><text:span text:style-name="T55"> </text:span><text:span text:style-name="T77">e</text:span><text:span text:style-name="T55"> </text:span><text:span text:style-name="Source_20_Text"><text:span text:style-name="T25">is.raw</text:span></text:span><text:span text:style-name="Source_20_Text"><text:span text:style-name="T31">()</text:span></text:span><text:span text:style-name="T55"> </text:span><text:span text:style-name="T77">son</text:span><text:span text:style-name="T55"> </text:span><text:span text:style-name="T77">funciones </text:span><text:span text:style-name="T298">primitivas</text:span><text:span text:style-name="T77">, </text:span><text:span text:style-name="T78">por lo que </text:span><text:span text:style-name="T79">su </text:span><text:span text:style-name="T82">código fuente</text:span><text:span text:style-name="T79"> y especificación formal es ligeramente diferente al resto de funciones de </text:span><text:span text:style-name="T8">R</text:span><text:span text:style-name="T79">.</text:span></text:p>
      <text:h text:style-name="Heading_20_2" text:outline-level="2"><text:bookmark-start text:name="__RefHeading___Toc2985_1454954875"/><text:span text:style-name="T16">5</text:span><text:span text:style-name="T13">. </text:span><text:span text:style-name="T14">Valor devuelto</text:span><text:bookmark-end text:name="__RefHeading___Toc2985_1454954875"/></text:h>
      <text:p text:style-name="P29"><text:span text:style-name="T79">La función </text:span><text:span text:style-name="T37">r</text:span><text:span text:style-name="T35">aw</text:span><text:span text:style-name="T37">()</text:span><text:span text:style-name="T94"> </text:span><text:span text:style-name="T104">devolverá</text:span><text:span text:style-name="T94"> un vector </text:span><text:span text:style-name="T95">crudo</text:span><text:span text:style-name="T94"> </text:span><text:span text:style-name="T104">con el</text:span><text:span text:style-name="T105"> número de elementos </text:span><text:span text:style-name="T94">especificad</text:span><text:span text:style-name="T105">o </text:span><text:span text:style-name="T106">en</text:span><text:span text:style-name="T104"> el argumento de extensión </text:span><text:span text:style-name="T38">length</text:span><text:span text:style-name="T105">. </text:span><text:span text:style-name="T107">Al momento de su creación, cada elemento del vector será igual a cero </text:span><text:span text:style-name="T106">(</text:span><text:span text:style-name="T39">00</text:span><text:span text:style-name="T106">)</text:span><text:span text:style-name="T107">. </text:span><text:span text:style-name="T104">Luego, l</text:span><text:span text:style-name="T107">os vectores crudos </text:span><text:span text:style-name="T108">podrán ser</text:span><text:span text:style-name="T107"> usados para almacenar secuencias de bytes </text:span><text:span text:style-name="T131">con un número de dígitos</text:span><text:span text:style-name="T107"> fij</text:span><text:span text:style-name="T131">o</text:span><text:span text:style-name="T107">. </text:span><text:span text:style-name="T104">Es</text:span><text:span text:style-name="T109">to</text:span><text:span text:style-name="T104"> </text:span><text:span text:style-name="T109">es</text:span><text:span text:style-name="T104">, </text:span><text:span text:style-name="T151">bytes</text:span><text:span text:style-name="T104"> cuyo número de dígitos </text:span><text:span text:style-name="T132">tendrá siempre dos valores hexadecimales</text:span><text:span text:style-name="T104">. Para más información, véase la sección </text:span><text:span text:style-name="T151">Formato binario y hexadecimal.</text:span></text:p>
      <text:p text:style-name="P36"><text:span text:style-name="T198">La función </text:span><text:span text:style-name="T35">as.raw</text:span><text:span text:style-name="T36">()</text:span><text:span text:style-name="T94"> intenta</text:span><text:span text:style-name="T95">rá</text:span><text:span text:style-name="T94"> </text:span><text:span text:style-name="T141">coaccionar</text:span><text:span text:style-name="T94"> </text:span><text:span text:style-name="T134">al</text:span><text:span text:style-name="T96"> objeto del argumento </text:span><text:span text:style-name="T36">x</text:span><text:span text:style-name="T94"> para convertirlo </text:span><text:span text:style-name="T135">al</text:span><text:span text:style-name="T94"> tipo crudo </text:span><text:span text:style-name="T97">y devolverlo como un vector de este tipo</text:span><text:span text:style-name="T94">.</text:span><text:span text:style-name="T98"> </text:span><text:span text:style-name="T99">L</text:span><text:span text:style-name="T98">os valores originales </text:span><text:span text:style-name="T99">que estén</text:span><text:span text:style-name="T98"> fuera de</text:span><text:span text:style-name="T99">l</text:span><text:span text:style-name="T98"> rango </text:span><text:span text:style-name="T99">válido de </text:span><text:soft-page-break/><text:span text:style-name="T99">conversión (</text:span><text:span text:style-name="T100">de </text:span><text:span text:style-name="T99">0 </text:span><text:span text:style-name="T100">a </text:span><text:span text:style-name="T99">255, véase la sección </text:span><text:span text:style-name="T150">Detalles</text:span><text:span text:style-name="T99">) serán </text:span><text:span text:style-name="T100">transformados a 0 en</text:span><text:span text:style-name="T101"> el orden de los elementos</text:span><text:span text:style-name="T98">. </text:span><text:span text:style-name="T102">E</text:span><text:span text:style-name="T103">n cualquier </text:span><text:span text:style-name="T87">otro caso se considerará que </text:span><text:span text:style-name="T141">la coacción</text:span><text:span text:style-name="T87"> </text:span><text:span text:style-name="T136">fue</text:span><text:span text:style-name="T87"> exitos</text:span><text:span text:style-name="T141">a</text:span><text:span text:style-name="T87">.</text:span></text:p>
      <text:p text:style-name="P27"><text:span text:style-name="T198">La función </text:span><text:span text:style-name="T25">is.raw</text:span><text:span text:style-name="T32">()</text:span><text:span text:style-name="T55"> dev</text:span><text:span text:style-name="T87">olverá</text:span><text:span text:style-name="T55"> </text:span><text:span text:style-name="T88">el valor lógico verdadero (</text:span><text:span text:style-name="T34">TRUE</text:span><text:span text:style-name="T88">)</text:span><text:span text:style-name="T55"> si y solo si </text:span><text:span text:style-name="T89">la prueba lógica</text:span><text:span text:style-name="T55"> </text:span><text:span text:style-name="Source_20_Text"><text:span text:style-name="T25">typeof(x) == "raw"</text:span></text:span><text:span text:style-name="Source_20_Text"><text:span text:style-name="T55"> </text:span></text:span><text:span text:style-name="Source_20_Text"><text:span text:style-name="T137">es cierta</text:span></text:span><text:span text:style-name="Source_20_Text"><text:span text:style-name="T55">, </text:span></text:span><text:span text:style-name="Source_20_Text"><text:span text:style-name="T88">lo que significa que este </text:span></text:span><text:span text:style-name="Source_20_Text"><text:span text:style-name="T93">es</text:span></text:span><text:span text:style-name="Source_20_Text"><text:span text:style-name="T88"> </text:span></text:span><text:span text:style-name="Source_20_Text"><text:span text:style-name="T92">uno de los</text:span></text:span><text:span text:style-name="Source_20_Text"><text:span text:style-name="T88"> </text:span></text:span><text:span text:style-name="Source_20_Text"><text:span text:style-name="T304">tipos</text:span></text:span><text:span text:style-name="Source_20_Text"><text:span text:style-name="T303"> de almacenamiento</text:span></text:span><text:span text:style-name="Source_20_Text"><text:span text:style-name="T92"> básico en </text:span></text:span><text:span text:style-name="Source_20_Text"><text:span text:style-name="T9">R</text:span></text:span><text:span text:style-name="Source_20_Text"><text:span text:style-name="T329"> </text:span></text:span><text:span text:style-name="Source_20_Text"><text:span text:style-name="T330">y que no </text:span></text:span><text:span text:style-name="Source_20_Text"><text:span text:style-name="T333">habrá</text:span></text:span><text:span text:style-name="Source_20_Text"><text:span text:style-name="T330"> otras clases de objetos </text:span></text:span><text:span text:style-name="Source_20_Text"><text:span text:style-name="T331">definidas como tipo crudo diferente a </text:span></text:span><text:span text:style-name="Source_20_Text"><text:span text:style-name="T332">los vectores de tipo crudo.</text:span></text:span></text:p>
      <text:h text:style-name="P22" text:outline-level="2"><text:span text:style-name="T358">6</text:span><text:span text:style-name="T323">. </text:span>Formato binario y hexadecimal</text:h>
      <text:p text:style-name="P35"><text:span text:style-name="Source_20_Text"><text:span text:style-name="T63">E</text:span></text:span><text:span text:style-name="Source_20_Text"><text:span text:style-name="T162">n computación, </text:span></text:span><text:span text:style-name="Source_20_Text"><text:span text:style-name="T163">l</text:span></text:span><text:span text:style-name="Source_20_Text"><text:span text:style-name="T60">os valores </text:span></text:span><text:span text:style-name="Source_20_Text"><text:span text:style-name="T64">crudos</text:span></text:span><text:span text:style-name="Source_20_Text"><text:span text:style-name="T162"> </text:span></text:span><text:span text:style-name="Source_20_Text"><text:span text:style-name="T164">se refieren a</text:span></text:span><text:span text:style-name="Source_20_Text"><text:span text:style-name="T165"> </text:span></text:span><text:span text:style-name="Source_20_Text"><text:span text:style-name="T166">datos almacenados</text:span></text:span><text:span text:style-name="Source_20_Text"><text:span text:style-name="T65"> en formato binario</text:span></text:span><text:span text:style-name="Source_20_Text"><text:span text:style-name="T72">, es decir, sin </text:span></text:span><text:span text:style-name="Source_20_Text"><text:span text:style-name="T175">codificar</text:span></text:span><text:span text:style-name="Source_20_Text"><text:span text:style-name="T72"> o, </text:span></text:span><text:span text:style-name="Source_20_Text"><text:span text:style-name="T74">figurativamente,</text:span></text:span><text:span text:style-name="Source_20_Text"><text:span text:style-name="T72"> “sin formato”.</text:span></text:span><text:span text:style-name="Source_20_Text"><text:span text:style-name="T66"> El formato binario es</text:span></text:span><text:span text:style-name="Source_20_Text"><text:span text:style-name="T65"> </text:span></text:span><text:span text:style-name="Source_20_Text"><text:span text:style-name="T74">el </text:span></text:span><text:span text:style-name="Source_20_Text"><text:span text:style-name="T169">estado</text:span></text:span><text:span text:style-name="Source_20_Text"><text:span text:style-name="T167"> </text:span></text:span><text:span text:style-name="Source_20_Text"><text:span text:style-name="T165">fundamental</text:span></text:span><text:span text:style-name="Source_20_Text"><text:span text:style-name="T63"> </text:span></text:span><text:span text:style-name="Source_20_Text"><text:span text:style-name="T72">de la </text:span></text:span><text:span text:style-name="Source_20_Text"><text:span text:style-name="T169">información digital, </text:span></text:span><text:span text:style-name="Source_20_Text"><text:span text:style-name="T179">almacenada en forma de</text:span></text:span><text:span text:style-name="Source_20_Text"><text:span text:style-name="T178"> pulsos electrónicos en un estado alto o bajo</text:span></text:span><text:span text:style-name="Source_20_Text"><text:span text:style-name="T167"> </text:span></text:span><text:span text:style-name="Source_20_Text"><text:span text:style-name="T168">y </text:span></text:span><text:span text:style-name="Source_20_Text"><text:span text:style-name="T179">codificada</text:span></text:span><text:span text:style-name="Source_20_Text"><text:span text:style-name="T168"> en la </text:span></text:span><text:span text:style-name="Source_20_Text"><text:span text:style-name="T165">notación </text:span></text:span><text:span text:style-name="Source_20_Text"><text:span text:style-name="T170">del sistema de numeración</text:span></text:span><text:span text:style-name="Source_20_Text"><text:span text:style-name="T165"> binari</text:span></text:span><text:span text:style-name="Source_20_Text"><text:span text:style-name="T177">a</text:span></text:span><text:span text:style-name="Source_20_Text"><text:span text:style-name="T165">. </text:span></text:span><text:span text:style-name="Source_20_Text"><text:span text:style-name="T178">Así, u</text:span></text:span><text:span text:style-name="Source_20_Text"><text:span text:style-name="T168">n número </text:span></text:span><text:span text:style-name="Source_20_Text"><text:span text:style-name="T166">binario</text:span></text:span><text:span text:style-name="Source_20_Text"><text:span text:style-name="T168"> está</text:span></text:span><text:span text:style-name="Source_20_Text"><text:span text:style-name="T67"> compuesto por</text:span></text:span><text:span text:style-name="Source_20_Text"><text:span text:style-name="T64"> dígito</text:span></text:span><text:span text:style-name="Source_20_Text"><text:span text:style-name="T67">s que</text:span></text:span><text:span text:style-name="Source_20_Text"><text:span text:style-name="T64"> sólo puede</text:span></text:span><text:span text:style-name="Source_20_Text"><text:span text:style-name="T67">n</text:span></text:span><text:span text:style-name="Source_20_Text"><text:span text:style-name="T68"> adoptar </text:span></text:span><text:span text:style-name="Source_20_Text"><text:span text:style-name="T67">dos valores </text:span></text:span><text:span text:style-name="Source_20_Text"><text:span text:style-name="T76">alternativos</text:span></text:span><text:span text:style-name="Source_20_Text"><text:span text:style-name="T67">:</text:span></text:span><text:span text:style-name="Source_20_Text"><text:span text:style-name="T68"> el cero (0) o </text:span></text:span><text:span text:style-name="Source_20_Text"><text:span text:style-name="T64">el </text:span></text:span><text:span text:style-name="Source_20_Text"><text:span text:style-name="T68">uno (1). </text:span></text:span><text:span text:style-name="Source_20_Text"><text:span text:style-name="T69">Aunque un número en notación binaria puede tener </text:span></text:span><text:span text:style-name="Source_20_Text"><text:span text:style-name="T168">un número indefinido </text:span></text:span><text:span text:style-name="Source_20_Text"><text:span text:style-name="T69">de dígitos, en </text:span></text:span><text:span text:style-name="Source_20_Text"><text:span text:style-name="T168">el</text:span></text:span><text:span text:style-name="Source_20_Text"><text:span text:style-name="T67"> formato de almacenamiento </text:span></text:span><text:span text:style-name="Source_20_Text"><text:span text:style-name="T130">de datos</text:span></text:span><text:span text:style-name="Source_20_Text"><text:span text:style-name="T67"> </text:span></text:span><text:span text:style-name="Source_20_Text"><text:span text:style-name="T69">binario el</text:span></text:span><text:span text:style-name="Source_20_Text"><text:span text:style-name="T67"> número </text:span></text:span><text:span text:style-name="Source_20_Text"><text:span text:style-name="T69">máximo</text:span></text:span><text:span text:style-name="Source_20_Text"><text:span text:style-name="T67"> de dígitos </text:span></text:span><text:span text:style-name="Source_20_Text"><text:span text:style-name="T171">para cada</text:span></text:span><text:span text:style-name="Source_20_Text"><text:span text:style-name="T75"> número </text:span></text:span><text:span text:style-name="Source_20_Text"><text:span text:style-name="T129">suele fijarse en</text:span></text:span><text:span text:style-name="Source_20_Text"><text:span text:style-name="T69"> ocho. A este rango de valores </text:span></text:span><text:span text:style-name="Source_20_Text"><text:span text:style-name="T70">de ocho dígitos</text:span></text:span><text:span text:style-name="Source_20_Text"><text:span text:style-name="T69"> </text:span></text:span><text:span text:style-name="Source_20_Text"><text:span text:style-name="T73">binarios </text:span></text:span><text:span text:style-name="Source_20_Text"><text:span text:style-name="T69">se </text:span></text:span><text:span text:style-name="Source_20_Text"><text:span text:style-name="T75">le </text:span></text:span><text:span text:style-name="Source_20_Text"><text:span text:style-name="T71">denomina</text:span></text:span><text:span text:style-name="Source_20_Text"><text:span text:style-name="T69"> </text:span></text:span><text:span text:style-name="Source_20_Text"><text:span text:style-name="T145">byte</text:span></text:span><text:span text:style-name="Source_20_Text"><text:span text:style-name="T69"> u octeto.</text:span></text:span></text:p>
      <text:p text:style-name="P14"><text:span text:style-name="Source_20_Text"><text:span text:style-name="T204">Por consiguiente,</text:span></text:span><text:span text:style-name="Source_20_Text"><text:span text:style-name="T268"> un </text:span></text:span><text:span text:style-name="Source_20_Text"><text:span text:style-name="T257">byte</text:span></text:span><text:span text:style-name="Source_20_Text"><text:span text:style-name="T268"> </text:span></text:span><text:span text:style-name="Source_20_Text"><text:span text:style-name="T278">de ocho dígitos </text:span></text:span><text:span text:style-name="Source_20_Text"><text:span text:style-name="T212">podrá</text:span></text:span><text:span text:style-name="Source_20_Text"><text:span text:style-name="T268"> adoptar </text:span></text:span><text:span text:style-name="Source_20_Text"><text:span text:style-name="T270">solamente </text:span></text:span><text:span text:style-name="Source_20_Text"><text:span text:style-name="T268">256 valores diferentes, resultado del número de combinaciones únicas </text:span></text:span><text:span text:style-name="Source_20_Text"><text:span text:style-name="T269">de ceros y unos</text:span></text:span><text:span text:style-name="Source_20_Text"><text:span text:style-name="T268"> que </text:span></text:span><text:span text:style-name="Source_20_Text"><text:span text:style-name="T212">hay en ocho posiciones</text:span></text:span><text:span text:style-name="Source_20_Text"><text:span text:style-name="T268"> (2</text:span></text:span><text:span text:style-name="Source_20_Text"><text:span text:style-name="T313">8</text:span></text:span><text:span text:style-name="Source_20_Text"><text:span text:style-name="T315"> = 256). </text:span></text:span><text:span text:style-name="Source_20_Text"><text:span text:style-name="T320">L</text:span></text:span><text:span text:style-name="Source_20_Text"><text:span text:style-name="T317">eído</text:span></text:span><text:span text:style-name="Source_20_Text"><text:span text:style-name="T315"> en notación decimal, </text:span></text:span><text:span text:style-name="Source_20_Text"><text:span text:style-name="T318">el rango de valores </text:span></text:span><text:span text:style-name="Source_20_Text"><text:span text:style-name="T319">de un </text:span></text:span><text:span text:style-name="Source_20_Text"><text:span text:style-name="T316">byte</text:span></text:span><text:span text:style-name="Source_20_Text"><text:span text:style-name="T318"> </text:span></text:span><text:span text:style-name="Source_20_Text"><text:span text:style-name="T319">va</text:span></text:span><text:span text:style-name="Source_20_Text"><text:span text:style-name="T268"> de 0 a 255. </text:span></text:span><text:span text:style-name="Source_20_Text"><text:span text:style-name="T271">Debido a que la representación en notación binaria de los </text:span></text:span><text:span text:style-name="Source_20_Text"><text:span text:style-name="T256">bytes</text:span></text:span><text:span text:style-name="Source_20_Text"><text:span text:style-name="T271"> es </text:span></text:span><text:span text:style-name="Source_20_Text"><text:span text:style-name="T275">algo </text:span></text:span><text:span text:style-name="Source_20_Text"><text:span text:style-name="T271">difícil de interpretar para </text:span></text:span><text:span text:style-name="Source_20_Text"><text:span text:style-name="T209">cualquier</text:span></text:span><text:span text:style-name="Source_20_Text"><text:span text:style-name="T205"> persona</text:span></text:span><text:span text:style-name="Source_20_Text"><text:span text:style-name="T271">, </text:span></text:span><text:span text:style-name="Source_20_Text"><text:span text:style-name="T207">los datos crudos </text:span></text:span><text:span text:style-name="Source_20_Text"><text:span text:style-name="T208">suelen </text:span></text:span><text:span text:style-name="Source_20_Text"><text:span text:style-name="T201">desplega</text:span></text:span><text:span text:style-name="Source_20_Text"><text:span text:style-name="T208">rse</text:span></text:span><text:span text:style-name="Source_20_Text"><text:span text:style-name="T201"> en pantalla con la </text:span></text:span><text:span text:style-name="Source_20_Text"><text:span text:style-name="T305">notación hexadecimal</text:span></text:span><text:span text:style-name="Source_20_Text"><text:span text:style-name="T201">, la cual requiere </text:span></text:span><text:span text:style-name="Source_20_Text"><text:span text:style-name="T206">de</text:span></text:span><text:span text:style-name="Source_20_Text"><text:span text:style-name="T201"> sólo dos dígitos para representar </text:span></text:span><text:span text:style-name="Source_20_Text"><text:span text:style-name="T212">el valor de</text:span></text:span><text:span text:style-name="Source_20_Text"><text:span text:style-name="T208"> </text:span></text:span><text:span text:style-name="Source_20_Text"><text:span text:style-name="T201">un </text:span></text:span><text:span text:style-name="Source_20_Text"><text:span text:style-name="T261">byte</text:span></text:span><text:span text:style-name="Source_20_Text"><text:span text:style-name="T201"> completo.</text:span></text:span></text:p>
      <text:p text:style-name="P15"><text:span text:style-name="Source_20_Text"><text:span text:style-name="T274">Un número hexadecimal está compuesto por dígitos que pueden adoptar dieciséis valores diferentes: los dígitos de cero (0) a nueve (9) </text:span></text:span><text:span text:style-name="Source_20_Text"><text:span text:style-name="T277">seguidos de</text:span></text:span><text:span text:style-name="Source_20_Text"><text:span text:style-name="T274"> las letras </text:span></text:span><text:span text:style-name="Source_20_Text"><text:span text:style-name="T279">del alfabeto latino,</text:span></text:span><text:span text:style-name="Source_20_Text"><text:span text:style-name="T274"> de la letra a (</text:span></text:span><text:span text:style-name="Source_20_Text"><text:span text:style-name="T283">a </text:span></text:span><text:span text:style-name="Source_20_Text"><text:span text:style-name="T280">= 10</text:span></text:span><text:span text:style-name="Source_20_Text"><text:span text:style-name="T274">) a la </text:span></text:span><text:span text:style-name="Source_20_Text"><text:span text:style-name="T279">letra</text:span></text:span><text:span text:style-name="Source_20_Text"><text:span text:style-name="T274"> efe (</text:span></text:span><text:span text:style-name="Source_20_Text"><text:span text:style-name="T213">f </text:span></text:span><text:span text:style-name="Source_20_Text"><text:span text:style-name="T214">= 15</text:span></text:span><text:span text:style-name="Source_20_Text"><text:span text:style-name="T274">). Dado que cada dígito hexadecimal puede adoptar dieciséis valores diferentes, basta</text:span></text:span><text:span text:style-name="Source_20_Text"><text:span text:style-name="T280">rán</text:span></text:span><text:span text:style-name="Source_20_Text"><text:span text:style-name="T274"> dos dígitos hexadecimales para representar todas las combinaciones de valores posibles </text:span></text:span><text:span text:style-name="Source_20_Text"><text:span text:style-name="T287">de un </text:span></text:span><text:span text:style-name="Source_20_Text"><text:span text:style-name="T260">byte</text:span></text:span><text:span text:style-name="Source_20_Text"><text:span text:style-name="T274"> </text:span></text:span><text:span text:style-name="Source_20_Text"><text:span text:style-name="T232">de ocho dígitos </text:span></text:span><text:span text:style-name="Source_20_Text"><text:span text:style-name="T274">(16</text:span></text:span><text:span text:style-name="Source_20_Text"><text:span text:style-name="T314">2</text:span></text:span><text:span text:style-name="Source_20_Text"><text:span text:style-name="T321"> = 256)</text:span></text:span><text:span text:style-name="Source_20_Text"><text:span text:style-name="T274">.</text:span></text:span><text:span text:style-name="Source_20_Text"><text:span text:style-name="T203"> </text:span></text:span><text:span text:style-name="Source_20_Text"><text:span text:style-name="T211">Por ello</text:span></text:span><text:span text:style-name="Source_20_Text"><text:span text:style-name="T210">, g</text:span></text:span><text:span text:style-name="Source_20_Text"><text:span text:style-name="T202">racias a que</text:span></text:span><text:span text:style-name="Source_20_Text"><text:span text:style-name="T266"> permite representar código binario </text:span></text:span><text:span text:style-name="Source_20_Text"><text:span text:style-name="T202">en</text:span></text:span><text:span text:style-name="Source_20_Text"><text:span text:style-name="T266"> </text:span></text:span><text:span text:style-name="Source_20_Text"><text:span text:style-name="T223">forma </text:span></text:span><text:span text:style-name="Source_20_Text"><text:span text:style-name="T322">—</text:span></text:span><text:span text:style-name="Source_20_Text"><text:span text:style-name="T265">ligeramente</text:span></text:span><text:span text:style-name="Source_20_Text"><text:span text:style-name="T322">—</text:span></text:span><text:span text:style-name="Source_20_Text"><text:span text:style-name="T265"> más </text:span></text:span><text:span text:style-name="Source_20_Text"><text:span text:style-name="T223">legible para </text:span></text:span><text:span text:style-name="Source_20_Text"><text:span text:style-name="T265">las personas,</text:span></text:span><text:span text:style-name="Source_20_Text"><text:span text:style-name="T273"> l</text:span></text:span><text:span text:style-name="Source_20_Text"><text:span text:style-name="T264">a notación hexadec</text:span></text:span><text:span text:style-name="Source_20_Text"><text:span text:style-name="T267">imal</text:span></text:span><text:span text:style-name="Source_20_Text"><text:span text:style-name="T266"> </text:span></text:span><text:span text:style-name="Source_20_Text"><text:span text:style-name="T200">es utilizada</text:span></text:span><text:span text:style-name="Source_20_Text"><text:span text:style-name="T266"> ampliamente </text:span></text:span><text:span text:style-name="Source_20_Text"><text:span text:style-name="T276">en programación</text:span></text:span><text:span text:style-name="Source_20_Text"><text:span text:style-name="T266"> </text:span></text:span><text:span text:style-name="Source_20_Text"><text:span text:style-name="T202">para representar datos binarios </text:span></text:span><text:span text:style-name="Source_20_Text"><text:span text:style-name="T203">o crudos</text:span></text:span><text:span text:style-name="Source_20_Text"><text:span text:style-name="T265">.</text:span></text:span></text:p>
      <text:p text:style-name="P35"><text:span text:style-name="Source_20_Text"><text:span text:style-name="T83">Para </text:span></text:span><text:span text:style-name="Source_20_Text"><text:span text:style-name="T172">realizar</text:span></text:span><text:span text:style-name="Source_20_Text"><text:span text:style-name="T83"> la conversión del valor de un </text:span></text:span><text:span text:style-name="Source_20_Text"><text:span text:style-name="T148">byte</text:span></text:span><text:span text:style-name="Source_20_Text"><text:span text:style-name="T83"> en notación hexadecimal a su valor en notación decimal basta con multiplicar el valor en decimal del primer dígito hexadecimal (de izquierda a derecha) </text:span></text:span><text:span text:style-name="Source_20_Text"><text:span text:style-name="T84">por dieciséis, </text:span></text:span><text:span text:style-name="Source_20_Text"><text:span text:style-name="T85">y luego sumar </text:span></text:span><text:span text:style-name="Source_20_Text"><text:span text:style-name="T86">al resultado</text:span></text:span><text:span text:style-name="Source_20_Text"><text:span text:style-name="T85"> el valor en decimal del segundo dígito hexadecimal. Por ejemplo, el </text:span></text:span><text:span text:style-name="Source_20_Text"><text:span text:style-name="T86">valor del</text:span></text:span><text:span text:style-name="Source_20_Text"><text:span text:style-name="T85"> </text:span></text:span><text:span text:style-name="Source_20_Text"><text:span text:style-name="T147">byte </text:span></text:span><text:span text:style-name="Source_20_Text"><text:span text:style-name="T189">hexadecimal</text:span></text:span><text:span text:style-name="Source_20_Text"><text:span text:style-name="T85"> </text:span></text:span><text:span text:style-name="Source_20_Text"><text:span text:style-name="T40">ef</text:span></text:span><text:span text:style-name="Source_20_Text"><text:span text:style-name="T85"> es equivalente al resultado de </text:span></text:span><text:span text:style-name="Source_20_Text"><text:span text:style-name="T194">(14 x 16) + 15 = 239. </text:span></text:span><text:span text:style-name="Source_20_Text"><text:span text:style-name="T195">De esta manera, un </text:span></text:span><text:span text:style-name="Source_20_Text"><text:span text:style-name="T159">byte</text:span></text:span><text:span text:style-name="Source_20_Text"><text:span text:style-name="T195"> binario de extensión fijada en ocho dígitos, tendrá un valor equivalente </text:span></text:span><text:span text:style-name="Source_20_Text"><text:span text:style-name="T196">de</text:span></text:span><text:span text:style-name="Source_20_Text"><text:span text:style-name="T195"> tres dígitos en notación decimal y dos dígitos en notación hexadecimal. </text:span></text:span></text:p>
      <text:p text:style-name="P21"><text:span text:style-name="Source_20_Text"><text:span text:style-name="T334">Cabe mencionar que</text:span></text:span><text:span text:style-name="Source_20_Text"><text:span text:style-name="T335"> </text:span></text:span><text:span text:style-name="Source_20_Text"><text:span text:style-name="T336">las letras de los dígitos hexadecimales </text:span></text:span><text:span text:style-name="Source_20_Text"><text:span text:style-name="T341">pued</text:span></text:span><text:span text:style-name="Source_20_Text"><text:span text:style-name="T342">e</text:span></text:span><text:span text:style-name="Source_20_Text"><text:span text:style-name="T341">n</text:span></text:span><text:span text:style-name="Source_20_Text"><text:span text:style-name="T336"> denotarse en mayúsculas o minúsculas indistintamente. </text:span></text:span><text:span text:style-name="Source_20_Text"><text:span text:style-name="T334">N</text:span></text:span><text:span text:style-name="Source_20_Text"><text:span text:style-name="T337">o obstante, </text:span></text:span><text:span text:style-name="Source_20_Text"><text:span text:style-name="T338">el tipo </text:span></text:span><text:span text:style-name="Source_20_Text"><text:span text:style-name="T340">de datos</text:span></text:span><text:span text:style-name="Source_20_Text"><text:span text:style-name="T338"> crudo</text:span></text:span><text:span text:style-name="Source_20_Text"><text:span text:style-name="T340">s</text:span></text:span><text:span text:style-name="Source_20_Text"><text:span text:style-name="T338"> </text:span></text:span><text:span text:style-name="Source_20_Text"><text:span text:style-name="T339">de</text:span></text:span><text:span text:style-name="Source_20_Text"><text:span text:style-name="T338"> </text:span></text:span><text:span text:style-name="Source_20_Text"><text:span text:style-name="T41">R</text:span></text:span><text:span text:style-name="Source_20_Text"><text:span text:style-name="T343"> utilizará solo las minúsculas para representar</text:span></text:span><text:span text:style-name="Source_20_Text"><text:span text:style-name="T344"> a los</text:span></text:span><text:span text:style-name="Source_20_Text"><text:span text:style-name="T343"> dígitos</text:span></text:span><text:span text:style-name="Source_20_Text"><text:span text:style-name="T336"> </text:span></text:span><text:span text:style-name="Source_20_Text"><text:span text:style-name="T338">hexadecimales </text:span></text:span><text:span text:style-name="Source_20_Text"><text:span text:style-name="T344">en pantalla</text:span></text:span><text:span text:style-name="Source_20_Text"><text:span text:style-name="T338">.</text:span></text:span></text:p>
      <text:h text:style-name="P23" text:outline-level="2"><text:bookmark-start text:name="__RefHeading___Toc2987_1454954875"/><text:soft-page-break/><text:span text:style-name="T323">7. </text:span>También véase<text:bookmark-end text:name="__RefHeading___Toc2987_1454954875"/></text:h>
      <text:p text:style-name="P30"><text:span text:style-name="Source_20_Text"><text:span text:style-name="T87">Las funciones</text:span></text:span><text:span text:style-name="Source_20_Text"><text:span text:style-name="T110"> </text:span></text:span><text:span text:style-name="Source_20_Text"><text:span text:style-name="T87"><text:s/></text:span></text:span><text:a xlink:type="simple" xlink:href="http://127.0.0.1:25140/library/base/help/charToRaw" text:style-name="Internet_20_link" text:visited-style-name="Visited_20_Internet_20_Link"><text:span text:style-name="Source_20_Text"><text:span text:style-name="T25">charToRaw</text:span></text:span></text:a><text:span text:style-name="Source_20_Text"><text:span text:style-name="T33">()</text:span></text:span><text:span text:style-name="T55">, </text:span><text:a xlink:type="simple" xlink:href="http://127.0.0.1:25140/library/base/help/rawShift" text:style-name="Internet_20_link" text:visited-style-name="Visited_20_Internet_20_Link"><text:span text:style-name="Source_20_Text"><text:span text:style-name="T25">rawShift</text:span></text:span></text:a><text:span text:style-name="Source_20_Text"><text:span text:style-name="T33">()</text:span></text:span><text:span text:style-name="Source_20_Text"><text:span text:style-name="T95"> </text:span></text:span><text:span text:style-name="Source_20_Text"><text:span text:style-name="T110">y las otras funciones de conversión entre tipos de almacenamiento y el tipo crudo.</text:span></text:span></text:p>
      <text:p text:style-name="P33"><text:span text:style-name="Source_20_Text"><text:span text:style-name="T138">El operador lógico</text:span></text:span><text:span text:style-name="Source_20_Text"><text:span text:style-name="T55"> </text:span></text:span><text:a xlink:type="simple" xlink:href="http://127.0.0.1:25140/library/base/help/&amp;" text:style-name="Internet_20_link" text:visited-style-name="Visited_20_Internet_20_Link"><text:span text:style-name="Source_20_Text"><text:span text:style-name="T25">&amp;</text:span></text:span></text:a><text:span text:style-name="T55"> </text:span><text:span text:style-name="T87">p</text:span><text:span text:style-name="T90">ara operaciones </text:span><text:span text:style-name="T149">bit</text:span><text:span text:style-name="T90"> a </text:span><text:span text:style-name="T149">bit</text:span><text:span text:style-name="T90"> sobre vectores crudos.</text:span></text:p>
      <text:p text:style-name="P34"><text:span text:style-name="T311">writeBin</text:span><text:span text:style-name="T25">()</text:span><text:span text:style-name="T55"> y </text:span><text:span text:style-name="T311">readBin</text:span><text:span text:style-name="T25">()</text:span><text:span text:style-name="T55"> para escribir y leer vectores crudos como </text:span><text:span text:style-name="T296">conexiones</text:span><text:span text:style-name="T55">.</text:span></text:p>
      <text:h text:style-name="Heading_20_2" text:outline-level="2"><text:bookmark-start text:name="__RefHeading___Toc7303_360516831"/><text:span text:style-name="T13">8. </text:span><text:span text:style-name="T14">Ejemplos</text:span><text:bookmark-end text:name="__RefHeading___Toc7303_360516831"/></text:h>
      <text:p text:style-name="P3">xx &lt;- raw(2)</text:p>
      <text:p text:style-name="P3">xx[1] &lt;- as.raw(40) <text:s text:c="4"/># <text:span text:style-name="T288">Adviértase:</text:span> <text:span text:style-name="T288">no </text:span><text:span text:style-name="T291">simplemente</text:span><text:span text:style-name="T288"> 40</text:span>.</text:p>
      <text:p text:style-name="P3">xx[2] &lt;- charToRaw("A")</text:p>
      <text:p text:style-name="P3">xx <text:s text:c="6"/>## 28 41 <text:s text:c="2"/>-- <text:span text:style-name="T290">un vector crudo</text:span> <text:span text:style-name="T290">imprime valores</text:span> hexadecimal<text:span text:style-name="T289">e</text:span>s</text:p>
      <text:p text:style-name="P3">dput(xx) ## <text:span text:style-name="T289">igual que </text:span>as.raw(c(0x28, 0x41))</text:p>
      <text:p text:style-name="P3">as.integer(xx) ## 40 65</text:p>
      <text:p text:style-name="P3"/>
      <text:p text:style-name="P3">x &lt;- "<text:span text:style-name="T292">Una cadena de prueba</text:span>"</text:p>
      <text:p text:style-name="P3">(y &lt;- charToRaw(x))</text:p>
      <text:p text:style-name="P3">is.vector(y) # TRUE</text:p>
      <text:p text:style-name="P3">rawToChar(y)</text:p>
      <text:p text:style-name="P3">is.raw(x)</text:p>
      <text:p text:style-name="P3">is.raw(y)</text:p>
      <text:p text:style-name="P3">stopifnot( charToRaw("\xa3") == as.raw(0xa3) )</text:p>
      <text:p text:style-name="P3"/>
      <text:p text:style-name="P3"><text:span text:style-name="T359">es</text:span>ASCII &lt;- <text:s/>function(txt) all(charToRaw(txt) &lt;= as.raw(127))</text:p>
      <text:p text:style-name="P3"><text:span text:style-name="T359">e</text:span>sASCII(x) <text:s/># <text:span text:style-name="T290">verdadero</text:span></text:p>
      <text:p text:style-name="P5"><text:span text:style-name="T359">e</text:span>sASCII("\xa325.63") # <text:span text:style-name="T290">falso</text:span> (<text:span text:style-name="T289">en el estándar</text:span> Latin-1, <text:span text:style-name="T290">esta es una cantidad en libras esterlinas</text:span>)</text:p>
      <text:h text:style-name="Heading_20_2" text:outline-level="2"><text:bookmark-start text:name="__RefHeading___Toc7305_360516831"/><text:span text:style-name="T15">9</text:span><text:span text:style-name="T13">. </text:span><text:span text:style-name="T15">Código fuente</text:span><text:bookmark-end text:name="__RefHeading___Toc7305_360516831"/></text:h>
      <text:h text:style-name="P39" text:outline-level="3"><text:bookmark-start text:name="__RefHeading___Toc7307_360516831"/><text:span text:style-name="T281">1. </text:span><text:span text:style-name="T44">raw()</text:span><text:bookmark-end text:name="__RefHeading___Toc7307_360516831"/></text:h>
      <text:p text:style-name="P4"><text:tab/>function (length = 0L) </text:p>
      <text:p text:style-name="P4"><text:tab/><text:tab/>.Internal(vector("raw", length))</text:p>
      <text:h text:style-name="Heading_20_3" text:outline-level="3"><text:bookmark-start text:name="__RefHeading___Toc7309_360516831"/><text:span text:style-name="T282">2</text:span><text:span text:style-name="T281">. </text:span><text:span text:style-name="T45">as.raw</text:span><text:span text:style-name="T44">()</text:span><text:bookmark-end text:name="__RefHeading___Toc7309_360516831"/></text:h>
      <text:p text:style-name="P6"><text:tab/>function (x) .Primitive("as.raw")</text:p>
      <text:h text:style-name="Heading_20_3" text:outline-level="3"><text:bookmark-start text:name="__RefHeading___Toc7311_360516831"/><text:span text:style-name="T282">3</text:span><text:span text:style-name="T281">.</text:span><text:span text:style-name="T44"> </text:span><text:span text:style-name="T46">is.</text:span><text:span text:style-name="T44">raw()</text:span><text:bookmark-end text:name="__RefHeading___Toc7311_360516831"/></text:h>
      <text:p text:style-name="P6"><text:tab/>function (x) .Primitive("is.raw")</text:p>
      <text:h text:style-name="P38" text:outline-level="2"><text:bookmark-start text:name="__RefHeading___Toc7313_360516831"/><text:span text:style-name="T354">10</text:span><text:span text:style-name="T355">. </text:span><text:span text:style-name="T356">Sobre la traducción</text:span><text:bookmark-end text:name="__RefHeading___Toc7313_360516831"/></text:h>
      <text:p text:style-name="P44"><text:span text:style-name="T357">La traducci</text:span>ón al español de esta página de ayuda fue actualizada el 09 de mayo de 2021 y está basada en la documentación original de <text:span text:style-name="T11">R</text:span> en inglés para la versión <text:span text:style-name="T20">4.0.3</text:span>. La revisión técnica de esta página de ayuda todavía no ha sido realizada. Si deseas participar realizando la revisión técnica o sugiriendo mejoras gramaticales/ortográficas/estilísticas al texto, por favor dirígete a la página del <text:soft-page-break/>proyecto en: <text:a xlink:type="simple" xlink:href="https://github.com/sicabi/documentacionR" text:style-name="Internet_20_link" text:visited-style-name="Visited_20_Internet_20_Link">https://github.com/sicabi/documentacionR</text:a>, para saber un poco más sobre cómo contribuir. Toda contribución será atribuida a la persona que la realice.</text:p>
      <text:p text:style-name="P17"><text:span text:style-name="T351">__</text:span>_______________________________________________________________________________</text:p>
      <text:p text:style-name="P37"><text:span text:style-name="T55">[Pa</text:span><text:span text:style-name="T91">quete</text:span><text:span text:style-name="T55"> </text:span><text:span text:style-name="Emphasis"><text:span text:style-name="T25">base</text:span></text:span><text:span text:style-name="T55"> versión </text:span><text:span text:style-name="T19">4.0.3</text:span><text:span text:style-name="T55"> </text:span><text:span text:style-name="T296">Í</text:span><text:span text:style-name="T299">ndice</text:span><text:span text:style-name="T5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text-properties style:font-name="Liberation Mono" fo:font-size="11pt" officeooo:paragraph-rsid="00bf3801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color="#808080" loext:opacity="100%" fo:font-size="9pt" officeooo:rsid="0016ed69" style:font-size-asian="9pt" style:font-size-complex="9pt"/>
    </style:style>
    <style:style style:name="MT4" style:family="text">
      <style:text-properties fo:color="#808080" loext:opacity="100%" fo:font-size="9pt" officeooo:rsid="011cf015" style:font-size-asian="9pt" style:font-size-complex="9pt"/>
    </style:style>
    <style:style style:name="MT5" style:family="text">
      <style:text-properties fo:color="#000000" loext:opacity="100%" style:font-name="Liberation Sans1" fo:font-size="10pt" officeooo:rsid="0016ed69" style:font-size-asian="10pt" style:font-size-complex="10pt"/>
    </style:style>
    <style:style style:name="MT6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MT7" style:family="text">
      <style:text-properties fo:color="#0000ff" loext:opacity="100%" style:font-name="Liberation Sans1" fo:font-size="10pt" fo:font-weight="bold" officeooo:rsid="0016ed69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aw {</text:span><text:span text:style-name="MT2">base</text:span><text:span text:style-name="MT1">}</text:span> <text:span text:style-name="MT3">crudo</text:span><text:span text:style-name="MT4">s</text:span><text:span text:style-name="MT3"><text:tab/><text:tab/><text:tab/><text:tab/><text:tab/><text:tab/><text:tab/><text:tab/> <text:s/></text:span><text:span text:style-name="MT5">Documentación de </text:span><text:span text:style-name="MT6">R</text:span><text:span text:style-name="MT5"> </text:span><text:span text:style-name="MT7">4.0.3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5T00:11:33.708579576</meta:creation-date>
    <dc:date>2022-03-01T19:58:22.104024972</dc:date>
    <meta:editing-duration>P1DT13H48M10S</meta:editing-duration>
    <meta:editing-cycles>218</meta:editing-cycles>
    <meta:generator>LibreOffice/7.2.5.2$MacOSX_X86_64 LibreOffice_project/499f9727c189e6ef3471021d6132d4c694f357e5</meta:generator>
    <meta:document-statistic meta:table-count="1" meta:image-count="0" meta:object-count="0" meta:page-count="5" meta:paragraph-count="86" meta:word-count="1598" meta:character-count="9896" meta:non-whitespace-character-count="8347"/>
  </office:meta>
</office:document-meta>
</file>